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9472DEEB.png" manifest:media-type="image/png"/>
  <manifest:file-entry manifest:full-path="Pictures/1000000100000291000002F90A28EF5B.png" manifest:media-type="image/png"/>
  <manifest:file-entry manifest:full-path="Pictures/100486FC000069E500007A94270DF680.wmf" manifest:media-type="image/x-wmf"/>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5" style:family="table">
      <style:table-properties style:width="16.997cm" table:align="margins" style:writing-mode="lr-tb"/>
    </style:style>
    <style:style style:name="Taula5.A" style:family="table-column">
      <style:table-column-properties style:column-width="16.997cm" style:rel-column-width="65535*"/>
    </style:style>
    <style:style style:name="Taula5.A1" style:family="table-cell">
      <style:table-cell-properties fo:background-color="#ffffcc" fo:padding="0.097cm" fo:border="0.05pt solid #000000">
        <style:background-image/>
      </style:table-cell-properties>
    </style:style>
    <style:style style:name="Tabla1" style:family="table">
      <style:table-properties style:width="16.919cm" fo:margin-left="0.011cm" table:align="left" style:writing-mode="lr-tb"/>
    </style:style>
    <style:style style:name="Tabla1.A" style:family="table-column">
      <style:table-column-properties style:column-width="5.503cm"/>
    </style:style>
    <style:style style:name="Tabla1.B" style:family="table-column">
      <style:table-column-properties style:column-width="2.311cm"/>
    </style:style>
    <style:style style:name="Tabla1.C" style:family="table-column">
      <style:table-column-properties style:column-width="2.081cm"/>
    </style:style>
    <style:style style:name="Tabla1.D" style:family="table-column">
      <style:table-column-properties style:column-width="2.205cm"/>
    </style:style>
    <style:style style:name="Tabla1.E" style:family="table-column">
      <style:table-column-properties style:column-width="2.293cm"/>
    </style:style>
    <style:style style:name="Tabla1.F" style:family="table-column">
      <style:table-column-properties style:column-width="2.526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F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916cm" fo:margin-left="0.011cm" table:align="left" style:writing-mode="lr-tb"/>
    </style:style>
    <style:style style:name="Tabla2.A" style:family="table-column">
      <style:table-column-properties style:column-width="3.383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E1" style:family="table-cell">
      <style:table-cell-properties fo:background-color="#e6e6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3" style:family="table">
      <style:table-properties style:width="16.912cm" fo:margin-left="0.011cm" table:align="left" style:writing-mode="lr-tb"/>
    </style:style>
    <style:style style:name="Tabla3.A" style:family="table-column">
      <style:table-column-properties style:column-width="4.228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 style:family="table">
      <style:table-properties style:width="16.917cm" fo:margin-left="0.011cm" table:align="left" style:writing-mode="lr-tb"/>
    </style:style>
    <style:style style:name="Taula4.A" style:family="table-column">
      <style:table-column-properties style:column-width="2.799cm"/>
    </style:style>
    <style:style style:name="Taula4.E" style:family="table-column">
      <style:table-column-properties style:column-width="2.81cm"/>
    </style:style>
    <style:style style:name="Taula4.F" style:family="table-column">
      <style:table-column-properties style:column-width="2.91cm"/>
    </style:style>
    <style:style style:name="Taula4.A1" style:family="table-cell">
      <style:table-cell-properties fo:background-color="transparent" fo:padding="0.097cm" fo:border="none">
        <style:background-image/>
      </style:table-cell-properties>
    </style:style>
    <style:style style:name="Taula4.B1" style:family="table-cell">
      <style:table-cell-properties fo:background-color="#e6e6ff" fo:padding="0.097cm" fo:border="0.05pt solid #000000">
        <style:background-image/>
      </style:table-cell-properties>
    </style:style>
    <style:style style:name="Taula4.B2" style:family="table-cell">
      <style:table-cell-properties fo:background-color="#e6e6ff" fo:padding="0.097cm" fo:border-left="0.05pt solid #000000" fo:border-right="none" fo:border-top="none" fo:border-bottom="0.05pt solid #000000">
        <style:background-image/>
      </style:table-cell-properties>
    </style:style>
    <style:style style:name="Tau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4" style:family="table">
      <style:table-properties style:width="16.917cm" fo:margin-left="0.011cm" table:align="left" style:writing-mode="lr-tb"/>
    </style:style>
    <style:style style:name="Tabla4.A" style:family="table-column">
      <style:table-column-properties style:column-width="2.799cm"/>
    </style:style>
    <style:style style:name="Tabla4.E" style:family="table-column">
      <style:table-column-properties style:column-width="2.81cm"/>
    </style:style>
    <style:style style:name="Tabla4.F" style:family="table-column">
      <style:table-column-properties style:column-width="2.91cm"/>
    </style:style>
    <style:style style:name="Tabla4.A1" style:family="table-cell">
      <style:table-cell-properties fo:background-color="transparent" fo:padding="0.097cm" fo:border="none">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B2" style:family="table-cell">
      <style:table-cell-properties fo:background-color="#e6e6ff" fo:padding="0.097cm" fo:border-left="0.05pt solid #000000" fo:border-right="none" fo:border-top="none" fo:border-bottom="0.05pt solid #000000">
        <style:background-image/>
      </style:table-cell-properties>
    </style:style>
    <style:style style:name="Tab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language="ca" fo:country="ES" fo:background-color="transparent" style:language-complex="ar" style:country-complex="SA"/>
    </style:style>
    <style:style style:name="P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language-complex="ar" style:country-complex="SA"/>
    </style:style>
    <style:style style:name="P7" style:family="paragraph" style:parent-style-name="Normal_20__28_Web_29_">
      <style:paragraph-properties fo:margin-top="0cm" fo:margin-bottom="0cm" style:contextual-spacing="false"/>
      <style:text-properties fo:font-size="10pt" fo:language="ca" fo:country="ES" style:font-size-asian="10pt" style:font-name-complex="Arial2" style:language-complex="ar" style:country-complex="SA"/>
    </style:style>
    <style:style style:name="P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2" style:font-size-complex="11pt" style:language-complex="ar" style:country-complex="SA" style:font-weight-complex="bold"/>
    </style:style>
    <style:style style:name="P9"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2" style:language-complex="ar" style:country-complex="SA"/>
    </style:style>
    <style:style style:name="P10"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11"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2" style:language-complex="ar" style:country-complex="SA" style:font-weight-complex="bold"/>
    </style:style>
    <style:style style:name="P12"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13" style:family="paragraph" style:parent-style-name="Normal_20__28_Web_29_" style:list-style-name="L1">
      <style:paragraph-properties fo:margin-top="0.106cm" fo:margin-bottom="0.106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4" style:family="paragraph" style:parent-style-name="Standard">
      <style:text-properties fo:language="ca" fo:country="ES" style:language-complex="ar" style:country-complex="SA"/>
    </style:style>
    <style:style style:name="P15" style:family="paragraph" style:parent-style-name="Normal_20__28_Web_29_">
      <style:paragraph-properties fo:margin-top="0cm" fo:margin-bottom="0.212cm" style:contextual-spacing="false" fo:text-align="justify" style:justify-single-word="false" fo:orphans="2" fo:widows="2" style:writing-mode="lr-tb"/>
      <style:text-properties fo:font-size="10pt" fo:language="ca" fo:country="ES" officeooo:paragraph-rsid="003cfb4f" style:font-size-asian="10pt" style:font-name-complex="Arial2" style:language-complex="ar" style:country-complex="SA"/>
    </style:style>
    <style:style style:name="P16" style:family="paragraph" style:parent-style-name="Standard" style:list-style-name="L2">
      <style:paragraph-properties fo:margin-top="0.106cm" fo:margin-bottom="0.106cm" style:contextual-spacing="false" fo:text-align="justify" style:justify-single-word="false"/>
      <style:text-properties fo:color="#000000" loext:opacity="100%" style:font-name="Arial2" fo:font-size="10pt" fo:language="ca" fo:country="ES" officeooo:rsid="006721b8" officeooo:paragraph-rsid="003cfb4f" style:font-size-asian="10pt" style:font-name-complex="Arial2" style:language-complex="ar" style:country-complex="SA"/>
    </style:style>
    <style:style style:name="P17" style:family="paragraph" style:parent-style-name="Standard">
      <style:paragraph-properties fo:margin-top="0.106cm" fo:margin-bottom="0.106cm" style:contextual-spacing="false" fo:text-align="justify" style:justify-single-word="false" fo:orphans="2" fo:widows="2" style:writing-mode="lr-tb"/>
      <style:text-properties fo:color="#000000" loext:opacity="100%" style:font-name="Arial2" fo:language="ca" fo:country="ES" officeooo:paragraph-rsid="003cfb4f" style:font-name-complex="Arial2" style:language-complex="ar" style:country-complex="SA"/>
    </style:style>
    <style:style style:name="P18"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9"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20"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21" style:family="paragraph" style:parent-style-name="Standard">
      <style:paragraph-properties fo:margin-top="0cm" fo:margin-bottom="0cm" style:contextual-spacing="false" fo:text-align="justify" style:justify-single-word="false"/>
      <style:text-properties style:font-name="Arial2" fo:font-size="10pt" fo:language="ca" fo:country="ES" fo:background-color="transparent" style:font-size-asian="10pt" style:font-name-complex="Arial2" style:language-complex="ar" style:country-complex="SA"/>
    </style:style>
    <style:style style:name="P22" style:family="paragraph" style:parent-style-name="Standard">
      <style:paragraph-properties fo:margin-top="0cm" fo:margin-bottom="0cm" style:contextual-spacing="false" fo:text-align="justify" style:justify-single-word="false"/>
      <style:text-properties fo:color="#000000" loext:opacity="100%" fo:language="ca" fo:country="ES" fo:background-color="transparent" style:language-complex="ar" style:country-complex="SA"/>
    </style:style>
    <style:style style:name="P23" style:family="paragraph" style:parent-style-name="Standard">
      <style:paragraph-properties fo:margin-top="0cm" fo:margin-bottom="0cm" style:contextual-spacing="false" fo:text-align="justify" style:justify-single-word="false"/>
      <style:text-properties fo:color="#000000" loext:opacity="100%" style:font-name="Arial2" fo:font-size="10pt" fo:language="ca" fo:country="ES" fo:font-weight="bold" fo:background-color="transparent" style:font-size-asian="10pt" style:font-weight-asian="bold" style:font-name-complex="Arial2" style:language-complex="ar" style:country-complex="SA" style:font-weight-complex="bold"/>
    </style:style>
    <style:style style:name="P24" style:family="paragraph" style:parent-style-name="Normal_20__28_Web_29_">
      <style:paragraph-properties fo:margin-top="0cm" fo:margin-bottom="0cm" style:contextual-spacing="false"/>
      <style:text-properties fo:font-size="10pt" fo:language="ca" fo:country="ES" fo:font-style="normal" fo:font-weight="bol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solid" style:text-underline-width="auto" style:text-underline-color="font-color" fo:font-weight="bold" officeooo:paragraph-rsid="00346ba3" fo:background-color="transparent" style:font-size-asian="10pt" style:font-style-asian="normal" style:font-weight-asian="bold" style:font-name-complex="Arial2" style:language-complex="ar" style:country-complex="SA" style:font-style-complex="normal" style:font-weight-complex="bold"/>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346ba3" fo:background-color="transparent" style:font-size-asian="10pt" style:font-weight-asian="bold" style:font-name-complex="Arial2" style:language-complex="ar" style:country-complex="SA" style:font-weight-complex="bold"/>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46ba3" fo:background-color="transparent" style:font-size-asian="10pt" style:font-name-complex="Arial2" style:language-complex="ar" style:country-complex="SA"/>
    </style:style>
    <style:style style:name="P2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346ba3" fo:background-color="transparent" style:font-name-asian="Times New Roman" style:font-size-asian="10pt" style:font-name-complex="Arial2" style:font-size-complex="10pt" style:language-complex="ar" style:country-complex="SA"/>
    </style:style>
    <style:style style:name="P29"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2" fo:font-size="10pt" fo:language="ca" fo:country="ES" fo:font-style="normal" style:text-underline-style="none" fo:font-weight="normal" officeooo:rsid="0002815f"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0"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solid" style:text-underline-width="auto" style:text-underline-color="font-color" fo:font-weight="bold" officeooo:paragraph-rsid="00346ba3"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1" style:family="paragraph" style:parent-style-name="Text_20_body" style:list-style-name="L3">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2"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346ba3" style:language-complex="ar" style:country-complex="SA"/>
    </style:style>
    <style:style style:name="P33" style:family="paragraph" style:parent-style-name="Normal_20__28_Web_29_">
      <style:paragraph-properties fo:margin-top="0cm" fo:margin-bottom="0cm" style:contextual-spacing="false" fo:text-align="justify" style:justify-single-word="false"/>
      <style:text-properties fo:font-size="10pt" fo:language="ca" fo:country="ES" officeooo:rsid="0003d783" officeooo:paragraph-rsid="00346ba3" fo:background-color="transparent" style:font-size-asian="10pt" style:font-name-complex="Arial2" style:language-complex="ar" style:country-complex="SA"/>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bold" officeooo:paragraph-rsid="00346ba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5"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style:font-name="Arial2" fo:font-size="10pt" fo:language="ca" fo:country="ES" fo:font-style="normal" fo:font-weight="bold" officeooo:paragraph-rsid="0046976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6"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37"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469764" style:font-name-asian="Times New Roman" style:font-size-asian="10pt" style:font-style-asian="normal" style:font-name-complex="Arial2" style:font-size-complex="10pt" style:language-complex="ar" style:country-complex="SA" style:font-style-complex="normal"/>
    </style:style>
    <style:style style:name="P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b3028" style:language-complex="ar" style:country-complex="SA"/>
    </style:style>
    <style:style style:name="P4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469764" style:font-name-asian="Times New Roman" style:font-size-asian="10pt" style:font-style-asian="normal" style:font-name-complex="Arial2" style:font-size-complex="10pt" style:language-complex="ar" style:country-complex="SA" style:font-style-complex="normal"/>
    </style:style>
    <style:style style:name="P4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0ed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a8d5"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4bb80" officeooo:paragraph-rsid="0124bb80"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6976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3363a" style:language-complex="ar" style:country-complex="SA"/>
    </style:style>
    <style:style style:name="P4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9e33f8" style:font-name-asian="Times New Roman" style:font-size-asian="10pt" style:font-style-asian="normal" style:font-name-complex="Arial2" style:font-size-complex="10pt" style:language-complex="ar" style:country-complex="SA" style:font-style-complex="normal"/>
    </style:style>
    <style:style style:name="P4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ad1f" officeooo:paragraph-rsid="0126ad1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48d9b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9e33f8" style:language-complex="ar" style:country-complex="SA"/>
    </style:style>
    <style:style style:name="P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53"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215c53"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4"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126cce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8d9b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abad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officeooo:paragraph-rsid="004abadb"/>
    </style:style>
    <style:style style:name="P6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4abadb" style:font-name-asian="Times New Roman" style:font-size-asian="10pt" style:font-style-asian="normal" style:font-name-complex="Arial2" style:font-size-complex="10pt" style:language-complex="ar" style:country-complex="SA" style:font-style-complex="normal"/>
    </style:style>
    <style:style style:name="P61" style:family="paragraph" style:parent-style-name="Text_20_body">
      <style:paragraph-properties fo:text-align="center" style:justify-single-word="false"/>
      <style:text-properties fo:color="#000000" loext:opacity="100%" style:font-name="Arial2" fo:font-size="10pt" fo:language="ca" fo:country="ES" fo:font-weight="bold" officeooo:rsid="010b3028"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2" style:family="paragraph" style:parent-style-name="Text_20_body">
      <style:paragraph-properties fo:text-align="center" style:justify-single-word="false"/>
      <style:text-properties fo:color="#000000" loext:opacity="100%" fo:font-size="10pt" fo:language="ca" fo:country="ES" fo:font-weight="bold" officeooo:rsid="010b3028" officeooo:paragraph-rsid="010b3028" style:font-size-asian="10pt" style:font-weight-asian="bold" style:font-size-complex="10pt" style:language-complex="ar" style:country-complex="SA" style:font-weight-complex="bold"/>
    </style:style>
    <style:style style:name="P63" style:family="paragraph" style:parent-style-name="Text_20_body">
      <style:paragraph-properties fo:text-align="center" style:justify-single-word="false"/>
      <style:text-properties fo:color="#000000" loext:opacity="100%" style:font-name="Arial2" fo:font-size="10pt" fo:language="ca" fo:country="ES" fo:font-weight="bold" officeooo:rsid="0076c269"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4" style:family="paragraph" style:parent-style-name="Text_20_body">
      <style:paragraph-properties fo:text-align="center" style:justify-single-word="false"/>
      <style:text-properties fo:color="#0000ff" loext:opacity="100%" fo:font-size="10pt" fo:language="ca" fo:country="ES" fo:font-weight="bold" officeooo:rsid="0128813a" officeooo:paragraph-rsid="0128813a" style:font-size-asian="10pt" style:font-weight-asian="bold" style:font-size-complex="10pt" style:language-complex="ar" style:country-complex="SA" style:font-weight-complex="bold"/>
    </style:style>
    <style:style style:name="P6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fo:font-weight="normal" officeooo:paragraph-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88e6ef" style:language-complex="ar" style:country-complex="SA"/>
    </style:style>
    <style:style style:name="P6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68"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ca334" style:font-name-asian="Times New Roman" style:font-size-asian="10pt" style:font-weight-asian="bold" style:font-name-complex="Times New Roman" style:font-size-complex="10pt" style:language-complex="ar" style:country-complex="SA" style:font-weight-complex="bold"/>
    </style:style>
    <style:style style:name="P69" style:family="paragraph" style:parent-style-name="Text_20_body">
      <style:paragraph-properties fo:text-align="center" style:justify-single-word="false"/>
      <style:text-properties fo:color="#000000" loext:opacity="100%" style:font-name="Arial2" fo:font-size="10pt" fo:language="ca" fo:country="ES" fo:font-weight="bold" officeooo:rsid="00c0062c" officeooo:paragraph-rsid="00c0062c" style:font-name-asian="Times New Roman" style:font-size-asian="10pt" style:font-weight-asian="bold" style:font-name-complex="Times New Roman" style:font-size-complex="10pt" style:language-complex="ar" style:country-complex="SA" style:font-weight-complex="bold"/>
    </style:style>
    <style:style style:name="P70" style:family="paragraph" style:parent-style-name="Text_20_body">
      <style:paragraph-properties fo:text-align="center" style:justify-single-word="false"/>
      <style:text-properties fo:color="#000000"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1" style:family="paragraph" style:parent-style-name="Text_20_body">
      <style:paragraph-properties fo:text-align="center" style:justify-single-word="false"/>
      <style:text-properties fo:color="#000000" loext:opacity="100%" fo:font-size="10pt" fo:language="ca" fo:country="ES" fo:font-weight="bold" officeooo:rsid="0088e6ef" officeooo:paragraph-rsid="0088e6ef" style:font-size-asian="10pt" style:font-weight-asian="bold" style:font-size-complex="10pt" style:language-complex="ar" style:country-complex="SA" style:font-weight-complex="bold"/>
    </style:style>
    <style:style style:name="P72" style:family="paragraph" style:parent-style-name="Text_20_body">
      <style:paragraph-properties fo:text-align="center" style:justify-single-word="false"/>
      <style:text-properties fo:color="#000000" loext:opacity="100%" style:font-name="Arial2" fo:font-size="10pt" fo:language="ca" fo:country="ES" fo:font-weight="bold" officeooo:rsid="0088e6ef" officeooo:paragraph-rsid="0088e6ef" style:font-name-asian="Times New Roman" style:font-size-asian="10pt" style:font-weight-asian="bold" style:font-name-complex="Times New Roman" style:font-size-complex="10pt" style:language-complex="ar" style:country-complex="SA" style:font-weight-complex="bold"/>
    </style:style>
    <style:style style:name="P73" style:family="paragraph" style:parent-style-name="Text_20_body">
      <style:paragraph-properties fo:text-align="center" style:justify-single-word="false"/>
      <style:text-properties fo:color="#0000ff" loext:opacity="100%" fo:font-size="10pt" fo:language="ca" fo:country="ES" fo:font-weight="bold" officeooo:rsid="00782d2d" officeooo:paragraph-rsid="0088e6ef" style:font-size-asian="10pt" style:font-weight-asian="bold" style:font-size-complex="10pt" style:language-complex="ar" style:country-complex="SA" style:font-weight-complex="bold"/>
    </style:style>
    <style:style style:name="P74" style:family="paragraph" style:parent-style-name="Text_20_body">
      <style:paragraph-properties fo:text-align="center" style:justify-single-word="false"/>
      <style:text-properties fo:color="#0000ff" loext:opacity="100%" fo:font-size="10pt" fo:language="ca" fo:country="ES" fo:font-weight="bold" officeooo:rsid="01294738" officeooo:paragraph-rsid="01294738" style:font-size-asian="10pt" style:font-weight-asian="bold" style:font-size-complex="10pt" style:language-complex="ar" style:country-complex="SA" style:font-weight-complex="bold"/>
    </style:style>
    <style:style style:name="P75" style:family="paragraph" style:parent-style-name="Text_20_body">
      <style:paragraph-properties fo:text-align="center" style:justify-single-word="false"/>
      <style:text-properties fo:color="#0000ff"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6" style:family="paragraph" style:parent-style-name="Text_20_body">
      <style:paragraph-properties fo:text-align="center" style:justify-single-word="false"/>
      <style:text-properties fo:color="#0000ff" loext:opacity="100%" fo:font-size="10pt" fo:language="ca" fo:country="ES" fo:font-weight="bold" officeooo:paragraph-rsid="0088e6ef" style:font-size-asian="10pt" style:font-weight-asian="bold" style:font-size-complex="10pt" style:language-complex="ar" style:country-complex="SA"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7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officeooo:rsid="001fbb6a" officeooo:paragraph-rsid="004abadb" style:font-name-asian="Times New Roman" style:font-size-asian="10pt" style:font-style-asian="normal" style:font-name-complex="Arial2" style:font-size-complex="10pt" style:language-complex="ar" style:country-complex="SA" style:font-style-complex="normal"/>
    </style:style>
    <style:style style:name="P80"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1"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a8e8a" officeooo:paragraph-rsid="012a8e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c5d4b" officeooo:paragraph-rsid="012c5d4b"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2c5d4b"/>
    </style:style>
    <style:style style:name="P8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6"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7" style:family="paragraph" style:parent-style-name="Text_20_body">
      <style:paragraph-properties fo:text-align="center" style:justify-single-word="false"/>
      <style:text-properties fo:color="#000000" loext:opacity="100%" style:font-name="Arial2" fo:font-size="10pt" fo:language="ca" fo:country="ES" fo:font-weight="bold" officeooo:rsid="009fd4ae"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8" style:family="paragraph" style:parent-style-name="Text_20_body">
      <style:paragraph-properties fo:text-align="center" style:justify-single-word="false" fo:orphans="2" fo:widows="2" style:writing-mode="lr-tb"/>
      <style:text-properties fo:color="#0000ff" loext:opacity="100%" fo:font-size="10pt" fo:language="ca" fo:country="ES" fo:font-weight="bold" officeooo:rsid="012de2b8" officeooo:paragraph-rsid="012de2b8" style:font-name-asian="Times New Roman" style:font-size-asian="10pt" style:font-weight-asian="bold" style:font-name-complex="Times New Roman" style:font-size-complex="10pt" style:language-complex="ar" style:country-complex="SA" style:font-weight-complex="bold"/>
    </style:style>
    <style:style style:name="P89"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style:font-name-asian="Times New Roman" style:font-size-asian="10pt" style:font-weight-asian="bold" style:font-name-complex="Times New Roman" style:font-size-complex="10pt" style:language-complex="ar" style:country-complex="SA" style:font-weight-complex="bold"/>
    </style:style>
    <style:style style:name="P90" style:family="paragraph" style:parent-style-name="Text_20_body">
      <style:paragraph-properties fo:text-align="center" style:justify-single-word="false"/>
      <style:text-properties fo:color="#0000ff" loext:opacity="100%" fo:font-size="10pt" fo:language="ca" fo:country="ES" fo:font-weight="bold" officeooo:rsid="012de2b8" officeooo:paragraph-rsid="012de2b8" style:font-size-asian="10pt" style:font-weight-asian="bold" style:font-size-complex="10pt" style:language-complex="ar" style:country-complex="SA" style:font-weight-complex="bold"/>
    </style:style>
    <style:style style:name="P91" style:family="paragraph" style:parent-style-name="Text_20_body">
      <style:paragraph-properties fo:text-align="center" style:justify-single-word="false"/>
      <style:text-properties fo:color="#0000ff" loext:opacity="100%" fo:font-size="10pt" fo:language="ca" fo:country="ES" fo:font-weight="bold" officeooo:rsid="012c5d4b" officeooo:paragraph-rsid="012c5d4b" style:font-size-asian="10pt" style:font-weight-asian="bold" style:font-size-complex="10pt" style:language-complex="ar" style:country-complex="SA" style:font-weight-complex="bold"/>
    </style:style>
    <style:style style:name="P92"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fo:background-color="transparent"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4"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a1036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03ed669"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ff" loext:opacity="100%" fo:font-size="10pt" fo:language="ca" fo:country="ES" fo:font-style="normal" fo:font-weight="bold" officeooo:rsid="003ed66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b41e60" style:language-complex="ar" style:country-complex="SA"/>
    </style:style>
    <style:style style:name="P9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0"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d283db"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1"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language="ca" fo:country="ES" officeooo:paragraph-rsid="00b41e60" style:language-complex="ar" style:country-complex="SA"/>
    </style:style>
    <style:style style:name="P10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50d20b" style:font-name-asian="Times New Roman" style:font-size-asian="10pt" style:font-style-asian="normal" style:font-name-complex="Arial2" style:font-size-complex="10pt" style:language-complex="ar" style:country-complex="SA" style:font-style-complex="normal"/>
    </style:style>
    <style:style style:name="P10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19f20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fo:font-weight="normal" officeooo:paragraph-rsid="0056237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707f1"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7" style:family="paragraph" style:parent-style-name="Normal_20__28_Web_29_" style:list-style-name="L4">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10c5b75" officeooo:paragraph-rsid="010c5b7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8"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c80c06" style:font-size-asian="10pt" style:font-weight-asian="normal" style:font-size-complex="10pt" style:language-complex="ar" style:country-complex="SA" style:font-weight-complex="normal"/>
    </style:style>
    <style:style style:name="P109" style:family="paragraph" style:parent-style-name="Text_20_body">
      <style:paragraph-properties fo:text-align="center" style:justify-single-word="false"/>
      <style:text-properties fo:color="#000000" loext:opacity="100%" fo:font-size="10pt" fo:language="ca" fo:country="ES" fo:font-weight="bold" officeooo:rsid="0044b9fb" officeooo:paragraph-rsid="00c80c06" style:font-size-asian="10pt" style:font-weight-asian="bold" style:font-size-complex="10pt" style:language-complex="ar" style:country-complex="SA" style:font-weight-complex="bold"/>
    </style:style>
    <style:style style:name="P110" style:family="paragraph" style:parent-style-name="Text_20_body">
      <style:paragraph-properties fo:text-align="center" style:justify-single-word="false"/>
      <style:text-properties fo:color="#000000" loext:opacity="100%" fo:font-size="10pt" fo:language="ca" fo:country="ES" fo:font-weight="bold" officeooo:rsid="005962cf" officeooo:paragraph-rsid="00c80c06" style:font-size-asian="10pt" style:font-weight-asian="bold" style:font-size-complex="10pt" style:language-complex="ar" style:country-complex="SA" style:font-weight-complex="bold"/>
    </style:style>
    <style:style style:name="P111" style:family="paragraph" style:parent-style-name="Text_20_body">
      <style:paragraph-properties fo:text-align="center" style:justify-single-word="false"/>
      <style:text-properties fo:color="#000000" loext:opacity="100%" fo:font-size="10pt" fo:language="ca" fo:country="ES" fo:font-weight="bold" officeooo:paragraph-rsid="00c80c06" style:font-size-asian="10pt" style:font-weight-asian="bold" style:font-size-complex="10pt" style:language-complex="ar" style:country-complex="SA" style:font-weight-complex="bold"/>
    </style:style>
    <style:style style:name="P112" style:family="paragraph" style:parent-style-name="Text_20_body">
      <style:paragraph-properties fo:text-align="center" style:justify-single-word="false"/>
      <style:text-properties fo:color="#000000" loext:opacity="100%" style:font-name="Arial2" fo:font-size="10pt" fo:language="ca" fo:country="ES" fo:font-weight="bold" officeooo:rsid="010c5b75" officeooo:paragraph-rsid="010c5b75" style:font-name-asian="Times New Roman" style:font-size-asian="10pt" style:font-weight-asian="bold" style:font-name-complex="Times New Roman" style:font-size-complex="10pt" style:language-complex="ar" style:country-complex="SA" style:font-weight-complex="bold"/>
    </style:style>
    <style:style style:name="P113" style:family="paragraph" style:parent-style-name="Text_20_body">
      <style:paragraph-properties fo:text-align="center" style:justify-single-word="false"/>
      <style:text-properties fo:color="#0000ff" loext:opacity="100%" fo:font-size="10pt" fo:language="ca" fo:country="ES" fo:font-weight="bold" officeooo:rsid="006ff076" officeooo:paragraph-rsid="00c80c06" style:font-size-asian="10pt" style:font-weight-asian="bold" style:font-size-complex="10pt" style:language-complex="ar" style:country-complex="SA" style:font-weight-complex="bold"/>
    </style:style>
    <style:style style:name="P114" style:family="paragraph" style:parent-style-name="Text_20_body">
      <style:paragraph-properties fo:text-align="center" style:justify-single-word="false"/>
      <style:text-properties fo:color="#0000ff" loext:opacity="100%" fo:font-size="10pt" fo:language="ca" fo:country="ES" fo:font-weight="bold" officeooo:rsid="004a36f2" officeooo:paragraph-rsid="00c80c06" style:font-size-asian="10pt" style:font-weight-asian="bold" style:font-size-complex="10pt" style:language-complex="ar" style:country-complex="SA" style:font-weight-complex="bold"/>
    </style:style>
    <style:style style:name="P115" style:family="paragraph" style:parent-style-name="Text_20_body">
      <style:paragraph-properties fo:text-align="center" style:justify-single-word="false"/>
      <style:text-properties fo:color="#0000ff" loext:opacity="100%" fo:font-size="10pt" fo:language="ca" fo:country="ES" fo:font-weight="bold" officeooo:paragraph-rsid="00c80c06" style:font-size-asian="10pt" style:font-weight-asian="bold" style:font-size-complex="10pt" style:language-complex="ar" style:country-complex="SA" style:font-weight-complex="bold"/>
    </style:style>
    <style:style style:name="P116" style:family="paragraph" style:parent-style-name="Text_20_body">
      <style:paragraph-properties fo:text-align="center" style:justify-single-word="false"/>
      <style:text-properties fo:color="#000000" loext:opacity="100%" fo:font-size="10pt" fo:language="ca" fo:country="ES" fo:font-weight="bold" officeooo:rsid="010c5b75" officeooo:paragraph-rsid="010c5b75" style:font-size-asian="10pt" style:font-weight-asian="bold" style:font-size-complex="10pt" style:language-complex="ar" style:country-complex="SA" style:font-weight-complex="bold"/>
    </style:style>
    <style:style style:name="P117" style:family="paragraph" style:parent-style-name="Text_20_body">
      <style:paragraph-properties fo:text-align="center" style:justify-single-word="false"/>
      <style:text-properties fo:color="#000000" loext:opacity="100%" style:font-name="Arial2" fo:font-size="10pt" fo:language="ca" fo:country="ES" fo:font-weight="bold" officeooo:rsid="00d6063c" officeooo:paragraph-rsid="00d6063c" style:font-name-asian="Times New Roman" style:font-size-asian="10pt" style:font-weight-asian="bold" style:font-name-complex="Times New Roman" style:font-size-complex="10pt" style:language-complex="ar" style:country-complex="SA" style:font-weight-complex="bold"/>
    </style:style>
    <style:style style:name="P11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c80c06" fo:background-color="#ffff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9"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d6063c" style:language-complex="ar" style:country-complex="SA"/>
    </style:style>
    <style:style style:name="P120"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d6063c"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1"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d6063c" style:font-size-asian="10pt" style:font-weight-asian="normal" style:font-size-complex="10pt" style:language-complex="ar" style:country-complex="SA" style:font-weight-complex="normal"/>
    </style:style>
    <style:style style:name="P122" style:family="paragraph" style:parent-style-name="Text_20_body">
      <style:paragraph-properties fo:text-align="center" style:justify-single-word="false"/>
      <style:text-properties fo:color="#000000" loext:opacity="100%" fo:font-size="10pt" fo:language="ca" fo:country="ES" fo:font-weight="bold" officeooo:rsid="0044b9fb" officeooo:paragraph-rsid="00d6063c" style:font-size-asian="10pt" style:font-weight-asian="bold" style:font-size-complex="10pt" style:language-complex="ar" style:country-complex="SA" style:font-weight-complex="bold"/>
    </style:style>
    <style:style style:name="P123" style:family="paragraph" style:parent-style-name="Text_20_body">
      <style:paragraph-properties fo:text-align="center" style:justify-single-word="false"/>
      <style:text-properties fo:color="#000000" loext:opacity="100%" fo:font-size="10pt" fo:language="ca" fo:country="ES" fo:font-weight="bold" officeooo:rsid="005962cf" officeooo:paragraph-rsid="00d6063c" style:font-size-asian="10pt" style:font-weight-asian="bold" style:font-size-complex="10pt" style:language-complex="ar" style:country-complex="SA" style:font-weight-complex="bold"/>
    </style:style>
    <style:style style:name="P124" style:family="paragraph" style:parent-style-name="Text_20_body">
      <style:paragraph-properties fo:text-align="center" style:justify-single-word="false"/>
      <style:text-properties fo:color="#000000" loext:opacity="100%" fo:font-size="10pt" fo:language="ca" fo:country="ES" fo:font-weight="bold" officeooo:paragraph-rsid="00d6063c" style:font-size-asian="10pt" style:font-weight-asian="bold" style:font-size-complex="10pt" style:language-complex="ar" style:country-complex="SA" style:font-weight-complex="bold"/>
    </style:style>
    <style:style style:name="P125" style:family="paragraph" style:parent-style-name="Text_20_body">
      <style:paragraph-properties fo:text-align="center" style:justify-single-word="false"/>
      <style:text-properties fo:color="#0000ff" loext:opacity="100%" fo:font-size="10pt" fo:language="ca" fo:country="ES" fo:font-weight="bold" officeooo:rsid="006ff076" officeooo:paragraph-rsid="00d6063c" style:font-size-asian="10pt" style:font-weight-asian="bold" style:font-size-complex="10pt" style:language-complex="ar" style:country-complex="SA" style:font-weight-complex="bold"/>
    </style:style>
    <style:style style:name="P126" style:family="paragraph" style:parent-style-name="Text_20_body">
      <style:paragraph-properties fo:text-align="center" style:justify-single-word="false"/>
      <style:text-properties fo:color="#0000ff" loext:opacity="100%" fo:font-size="10pt" fo:language="ca" fo:country="ES" fo:font-weight="bold" officeooo:rsid="004a36f2" officeooo:paragraph-rsid="00d6063c" style:font-size-asian="10pt" style:font-weight-asian="bold" style:font-size-complex="10pt" style:language-complex="ar" style:country-complex="SA" style:font-weight-complex="bold"/>
    </style:style>
    <style:style style:name="P127" style:family="paragraph" style:parent-style-name="Text_20_body">
      <style:paragraph-properties fo:text-align="center" style:justify-single-word="false"/>
      <style:text-properties fo:color="#0000ff" loext:opacity="100%" fo:font-size="10pt" fo:language="ca" fo:country="ES" fo:font-weight="bold" officeooo:paragraph-rsid="00d6063c" style:font-size-asian="10pt" style:font-weight-asian="bold" style:font-size-complex="10pt" style:language-complex="ar" style:country-complex="SA" style:font-weight-complex="bold"/>
    </style:style>
    <style:style style:name="P12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be7d6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3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ab-stops>
          <style:tab-stop style:position="-1.023cm"/>
        </style:tab-stops>
      </style:paragraph-properties>
      <style:text-properties fo:color="#000000" loext:opacity="100%" style:font-name="Arial2" fo:font-size="10pt" fo:language="ca" fo:country="ES" fo:font-style="normal" fo:font-weight="normal" officeooo:rsid="001571c4" officeooo:paragraph-rsid="00be7d6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af8db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4"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1f9f4" style:language-complex="ar" style:country-complex="SA"/>
    </style:style>
    <style:style style:name="P135"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61f9f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01571c4" officeooo:paragraph-rsid="00f5dea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3662d1" officeooo:paragraph-rsid="00f5dea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41840" style:language-complex="ar" style:country-complex="SA"/>
    </style:style>
    <style:style style:name="P1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f5dea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0c322" style:language-complex="ar" style:country-complex="SA"/>
    </style:style>
    <style:style style:name="P14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5edd51" style:font-name-asian="Times New Roman" style:font-size-asian="10pt" style:font-style-asian="normal" style:font-name-complex="Arial2" style:font-size-complex="10pt" style:language-complex="ar" style:country-complex="SA" style:font-style-complex="normal"/>
    </style:style>
    <style:style style:name="P14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4a36f2"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5edd5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59de9" style:language-complex="ar" style:country-complex="SA"/>
    </style:style>
    <style:style style:name="P1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10d8843" style:font-name-asian="Times New Roman" style:font-size-asian="10pt" style:font-style-asian="normal" style:font-name-complex="Arial2" style:font-size-complex="10pt" style:language-complex="ar" style:country-complex="SA" style:font-style-complex="normal"/>
    </style:style>
    <style:style style:name="P14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4a36f2" officeooo:paragraph-rsid="010d8843"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10d884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c59de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9"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59de9" style:font-name-asian="Times New Roman" style:font-size-asian="10pt" style:font-style-asian="normal" style:font-name-complex="Arial2" style:font-size-complex="10pt" style:language-complex="ar" style:country-complex="SA" style:font-style-complex="normal"/>
    </style:style>
    <style:style style:name="P150"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6ff076" officeooo:paragraph-rsid="00a3c9e1"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1571c4" officeooo:paragraph-rsid="00a3c9e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83d12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3"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69764"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6314c2"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0" style:family="paragraph" style:parent-style-name="Normal_20__28_Web_29_" style:list-style-name="L5">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023cm"/>
        </style:tab-stops>
      </style:paragraph-properties>
      <style:text-properties fo:color="#000000" loext:opacity="100%" style:font-name="Arial2" fo:language="ca" fo:country="ES" fo:font-style="normal" fo:font-weight="normal" style:font-style-asian="normal" style:font-weight-asian="normal" style:font-name-complex="Arial2" style:language-complex="ar" style:country-complex="SA" style:font-style-complex="normal" style:font-weight-complex="normal"/>
    </style:style>
    <style:style style:name="P16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6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717df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style:font-name="Arial2"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5"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67e68e" style:language-complex="ar" style:country-complex="SA"/>
    </style:style>
    <style:style style:name="P166"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size-asian="10pt" style:font-style-asian="normal" style:font-weight-asian="bold" style:font-name-complex="Arial2" style:language-complex="ar" style:country-complex="SA" style:font-style-complex="normal" style:font-weight-complex="bold"/>
    </style:style>
    <style:style style:name="P167" style:family="paragraph" style:parent-style-name="Normal_20__28_Web_29_">
      <loext:graphic-properties draw:fill="solid" draw:fill-color="#e6e6ff" draw:opacity="100%"/>
      <style:paragraph-properties fo:margin-top="0cm" fo:margin-bottom="0cm" style:contextual-spacing="false" fo:text-align="justify" style:justify-single-word="false" fo:background-color="#e6e6ff" fo:padding="0.049cm" fo:border="0.06pt solid #000000" style:shadow="none"/>
      <style:text-properties fo:color="#0000ff" loext:opacity="100%" style:font-name="Arial2" fo:font-size="10pt" fo:language="ca" fo:country="ES" fo:font-style="normal" fo:font-weight="bold" officeooo:paragraph-rsid="00717df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8"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4da0b" style:language-complex="ar" style:country-complex="SA"/>
    </style:style>
    <style:style style:name="P17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4da0b" style:font-name-asian="Times New Roman" style:font-size-asian="10pt" style:font-style-asian="normal" style:font-name-complex="Arial2" style:font-size-complex="10pt" style:language-complex="ar" style:country-complex="SA" style:font-style-complex="normal"/>
    </style:style>
    <style:style style:name="P17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4da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0a4da0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e317b" style:language-complex="ar" style:country-complex="SA"/>
    </style:style>
    <style:style style:name="P17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e317b" style:font-name-asian="Times New Roman" style:font-size-asian="10pt" style:font-style-asian="normal" style:font-name-complex="Arial2" style:font-size-complex="10pt" style:language-complex="ar" style:country-complex="SA" style:font-style-complex="normal"/>
    </style:style>
    <style:style style:name="P17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10e317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093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ee3e7e" style:font-style-asian="normal" style:font-weight-asian="normal" style:font-name-complex="Arial2" style:font-style-complex="normal" style:font-weight-complex="normal"/>
    </style:style>
    <style:style style:name="P17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0e317b"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3d972a" style:font-style-asian="normal" style:font-weight-asian="normal" style:font-name-complex="Arial2" style:language-complex="ar" style:country-complex="SA" style:font-style-complex="normal" style:font-weight-complex="normal"/>
    </style:style>
    <style:style style:name="P18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268ab2" officeooo:paragraph-rsid="003d972a" fo:background-color="#e6e6e6" style:font-style-asian="normal" style:font-weight-asian="bold" style:font-name-complex="Arial2" style:language-complex="ar" style:country-complex="SA" style:font-style-complex="normal" style:font-weight-complex="bold"/>
    </style:style>
    <style:style style:name="P18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8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84af4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a685bb" fo:background-color="transparent" style:language-complex="ar" style:country-complex="SA"/>
    </style:style>
    <style:style style:name="P18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6" style:family="paragraph" style:parent-style-name="Text_20_body">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f91775"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18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d7966d"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685bb" style:language-complex="ar" style:country-complex="SA"/>
    </style:style>
    <style:style style:name="P19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19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73a1e" style:language-complex="ar" style:country-complex="SA"/>
    </style:style>
    <style:style style:name="P19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baf00b" style:font-name-asian="Times New Roman" style:font-size-asian="10pt" style:font-style-asian="normal" style:font-name-complex="Arial2" style:font-size-complex="10pt" style:language-complex="ar" style:country-complex="SA" style:font-style-complex="normal"/>
    </style:style>
    <style:style style:name="P19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0deb4da" officeooo:paragraph-rsid="00baf0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101cfd" style:language-complex="ar" style:country-complex="SA"/>
    </style:style>
    <style:style style:name="P198" style:family="paragraph" style:parent-style-name="Standard">
      <style:paragraph-properties fo:margin-left="0cm" fo:margin-right="0cm" fo:text-indent="0cm" style:auto-text-indent="false" style:writing-mode="lr-tb"/>
      <style:text-properties fo:color="#000000" loext:opacity="100%" style:font-name="Arial2" fo:font-size="10pt" fo:language="ca" fo:country="ES" fo:font-style="normal" fo:font-weight="normal" officeooo:rsid="00d7966d"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a685bb"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79589" style:font-name-asian="Times New Roman" style:font-size-asian="10pt" style:font-style-asian="normal" style:font-name-complex="Arial2" style:font-size-complex="10pt" style:language-complex="ar" style:country-complex="SA" style:font-style-complex="normal"/>
    </style:style>
    <style:style style:name="P20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685c9" style:language-complex="ar" style:country-complex="SA"/>
    </style:style>
    <style:style style:name="P20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c685c9"/>
    </style:style>
    <style:style style:name="P20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685c9" style:font-name-asian="Times New Roman" style:font-size-asian="10pt" style:font-style-asian="normal" style:font-name-complex="Arial2" style:font-size-complex="10pt" style:language-complex="ar" style:country-complex="SA" style:font-style-complex="normal"/>
    </style:style>
    <style:style style:name="P20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137088" officeooo:paragraph-rsid="01134e9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1a2c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fec29f" style:font-name-asian="Times New Roman" style:font-size-asian="10pt" style:font-style-asian="normal" style:font-name-complex="Arial2" style:font-size-complex="10pt" style:language-complex="ar" style:country-complex="SA" style:font-style-complex="normal"/>
    </style:style>
    <style:style style:name="P21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fbdc94" style:language-complex="ar" style:country-complex="SA"/>
    </style:style>
    <style:style style:name="P21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15" style:family="paragraph" style:parent-style-name="Normal_20__28_Web_29_" style:list-style-name="L6">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6" style:family="paragraph" style:parent-style-name="Normal_20__28_Web_29_" style:list-style-name="L7">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0fbdc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18" style:family="paragraph" style:parent-style-name="Normal_20__28_Web_29_" style:list-style-name="L8">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fec29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c685c9" officeooo:paragraph-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3"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P22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7" style:family="paragraph" style:parent-style-name="Normal_20__28_Web_29_" style:list-style-name="L9">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de87"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30" style:family="paragraph" style:parent-style-name="Normal_20__28_Web_29_" style:list-style-name="L10">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1" style:family="paragraph" style:parent-style-name="Normal_20__28_Web_29_" style:list-style-name="L11">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2" style:family="paragraph" style:parent-style-name="Normal_20__28_Web_29_" style:list-style-name="L12">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T1" style:family="text">
      <style:text-properties fo:font-size="16pt" officeooo:rsid="00e69d91" style:font-size-asian="16pt" style:font-size-complex="16pt"/>
    </style:style>
    <style:style style:name="T2" style:family="text">
      <style:text-properties fo:font-size="16pt" style:font-size-asian="16pt" style:font-size-complex="16pt"/>
    </style:style>
    <style:style style:name="T3" style:family="text">
      <style:text-properties officeooo:rsid="003cfb4f"/>
    </style:style>
    <style:style style:name="T4" style:family="text">
      <style:text-properties officeooo:rsid="00e69d91"/>
    </style:style>
    <style:style style:name="T5" style:family="text">
      <style:text-properties officeooo:rsid="010b3028"/>
    </style:style>
    <style:style style:name="T6" style:family="text">
      <style:text-properties fo:font-size="10pt" style:font-size-asian="10pt" style:font-name-complex="Arial2"/>
    </style:style>
    <style:style style:name="T7" style:family="text">
      <style:text-properties fo:font-size="10pt" fo:background-color="transparent" loext:char-shading-value="0" style:font-size-asian="10pt" style:font-name-complex="Arial2"/>
    </style:style>
    <style:style style:name="T8" style:family="text">
      <style:text-properties fo:font-size="10pt" fo:font-weight="bold" fo:background-color="transparent" loext:char-shading-value="0" style:font-size-asian="10pt" style:font-weight-asian="bold" style:font-name-complex="Arial2" style:font-weight-complex="bold"/>
    </style:style>
    <style:style style:name="T9" style:family="text">
      <style:text-properties fo:font-size="10pt" fo:font-weight="bold" style:font-size-asian="10pt" style:font-weight-asian="bold" style:font-name-complex="Arial2" style:font-weight-complex="bold"/>
    </style:style>
    <style:style style:name="T10" style:family="text">
      <style:text-properties fo:background-color="transparent" loext:char-shading-value="0" style:font-size-complex="10pt"/>
    </style:style>
    <style:style style:name="T11" style:family="text">
      <style:text-properties fo:font-style="italic" style:font-style-asian="italic" style:font-style-complex="italic"/>
    </style:style>
    <style:style style:name="T12" style:family="text">
      <style:text-properties fo:font-size="10pt" fo:font-weight="bold" officeooo:rsid="002db0c3" style:font-size-asian="10pt" style:font-weight-asian="bold" style:font-name-complex="Arial2" style:font-weight-complex="bold"/>
    </style:style>
    <style:style style:name="T13" style:family="text">
      <style:text-properties fo:font-size="10pt" fo:font-style="italic" style:font-size-asian="10pt" style:font-style-asian="italic" style:font-name-complex="Arial2" style:font-style-complex="italic"/>
    </style:style>
    <style:style style:name="T14" style:family="text">
      <style:text-properties fo:font-size="10pt" fo:font-style="italic" fo:font-weight="bold" style:font-size-asian="10pt" style:font-style-asian="italic" style:font-weight-asian="bold" style:font-name-complex="Arial2" style:font-style-complex="italic" style:font-weight-complex="bold"/>
    </style:style>
    <style:style style:name="T15" style:family="text">
      <style:text-properties fo:color="#000000" loext:opacity="100%" style:font-name="Arial2" fo:font-size="10pt" fo:font-weight="bold" officeooo:rsid="00fd72f0" fo:background-color="transparent" loext:char-shading-value="0" style:font-name-asian="Times New Roman" style:font-size-asian="10pt" style:font-weight-asian="bold" style:font-name-complex="Arial2" style:font-size-complex="10pt" style:font-weight-complex="bold"/>
    </style:style>
    <style:style style:name="T16" style:family="text">
      <style:text-properties fo:color="#000000" loext:opacity="100%" style:font-name="Arial2" fo:font-size="10pt" fo:font-weight="bold" officeooo:rsid="010b3028" fo:background-color="transparent" loext:char-shading-value="0" style:font-name-asian="Times New Roman" style:font-size-asian="10pt" style:font-weight-asian="bold" style:font-name-complex="Arial2" style:font-size-complex="10pt" style:font-weight-complex="bold"/>
    </style:style>
    <style:style style:name="T17" style:family="text">
      <style:text-properties fo:color="#000000" loext:opacity="100%" style:font-name="Arial2" fo:font-size="10pt" fo:font-weight="bold" officeooo:rsid="00c15127" fo:background-color="transparent" loext:char-shading-value="0" style:font-name-asian="Times New Roman" style:font-size-asian="10pt" style:font-weight-asian="bold" style:font-name-complex="Arial2" style:font-size-complex="10pt" style:font-weight-complex="bold"/>
    </style:style>
    <style:style style:name="T18" style:family="text">
      <style:text-properties fo:color="#000000" loext:opacity="100%" style:font-name="Arial2" fo:font-size="10pt" fo:font-weight="bold" officeooo:rsid="00b41e60" fo:background-color="transparent" loext:char-shading-value="0" style:font-name-asian="Times New Roman" style:font-size-asian="10pt" style:font-weight-asian="bold" style:font-name-complex="Arial2" style:font-size-complex="10pt" style:font-weight-complex="bold"/>
    </style:style>
    <style:style style:name="T19" style:family="text">
      <style:text-properties fo:font-size="10pt" officeooo:rsid="010b3028" fo:background-color="transparent" loext:char-shading-value="0" style:font-size-asian="10pt" style:font-name-complex="Arial2"/>
    </style:style>
    <style:style style:name="T20" style:family="text">
      <style:text-properties fo:color="#000000" loext:opacity="100%" style:font-name="Arial2" fo:font-size="10pt" officeooo:rsid="00c15127" fo:background-color="transparent" loext:char-shading-value="0" style:font-name-asian="Times New Roman" style:font-size-asian="10pt" style:font-name-complex="Arial2" style:font-size-complex="10pt"/>
    </style:style>
    <style:style style:name="T21" style:family="text">
      <style:text-properties fo:color="#000000" loext:opacity="100%" style:font-name="Arial2" fo:font-size="10pt" officeooo:rsid="010b3028" fo:background-color="transparent" loext:char-shading-value="0" style:font-name-asian="Times New Roman" style:font-size-asian="10pt" style:font-name-complex="Arial2" style:font-size-complex="10pt"/>
    </style:style>
    <style:style style:name="T22" style:family="text">
      <style:text-properties fo:color="#000000" loext:opacity="100%" style:font-name="Arial2" fo:font-size="10pt" officeooo:rsid="00b41e60" fo:background-color="transparent" loext:char-shading-value="0" style:font-name-asian="Times New Roman" style:font-size-asian="10pt" style:font-name-complex="Arial2" style:font-size-complex="10pt"/>
    </style:style>
    <style:style style:name="T23" style:family="text">
      <style:text-properties style:font-name="Arial2" fo:font-size="10pt" style:font-size-asian="10pt" style:font-name-complex="Arial2"/>
    </style:style>
    <style:style style:name="T24" style:family="text">
      <style:text-properties style:font-name="Arial2" fo:font-size="10pt" fo:font-weight="bold" style:font-size-asian="10pt" style:font-weight-asian="bold" style:font-name-complex="Arial2" style:font-weight-complex="bold"/>
    </style:style>
    <style:style style:name="T25" style:family="text">
      <style:text-properties fo:color="#000000" loext:opacity="100%" style:font-name="Arial2" fo:font-style="normal" style:text-underline-style="none" fo:font-weight="normal" style:font-style-asian="normal" style:font-weight-asian="normal" style:font-style-complex="normal" style:font-weight-complex="normal"/>
    </style:style>
    <style:style style:name="T26" style:family="text">
      <style:text-properties fo:color="#000000" loext:opacity="100%" style:font-name="Arial2" fo:font-style="normal" style:text-underline-style="none" fo:font-weight="bold" style:font-style-asian="normal" style:font-weight-asian="bold" style:font-style-complex="normal" style:font-weight-complex="bold"/>
    </style:style>
    <style:style style:name="T27" style:family="text">
      <style:text-properties fo:color="#000000" loext:opacity="100%" style:font-name="Arial2" fo:font-style="normal" style:text-underline-style="none" fo:font-weight="bold" officeooo:rsid="00346ba3" style:font-style-asian="normal" style:font-weight-asian="bold" style:font-style-complex="normal" style:font-weight-complex="bold"/>
    </style:style>
    <style:style style:name="T28" style:family="text">
      <style:text-properties fo:color="#000000" loext:opacity="100%" style:font-name="Arial2" fo:font-style="normal" style:text-underline-style="none" fo:font-weight="normal" officeooo:rsid="0004910c" style:font-style-asian="normal" style:font-weight-asian="normal" style:font-style-complex="normal" style:font-weight-complex="normal"/>
    </style:style>
    <style:style style:name="T29" style:family="text">
      <style:text-properties style:text-underline-style="none" fo:font-weight="normal" officeooo:rsid="0003d783"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3d783"/>
    </style:style>
    <style:style style:name="T32" style:family="text">
      <style:text-properties fo:color="#000000" loext:opacity="100%" style:font-name="Arial2" fo:font-size="10pt" fo:font-style="normal" style:text-underline-style="none" fo:font-weight="normal" officeooo:rsid="0003d78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3" style:family="text">
      <style:text-properties fo:color="#000000" loext:opacity="100%" style:font-name="Arial2" fo:font-size="10pt" fo:font-style="normal" style:text-underline-style="none" fo:font-weight="bold"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4" style:family="text">
      <style:text-properties fo:color="#000000" loext:opacity="100%" style:font-name="Arial2" fo:font-size="10pt" fo:font-style="normal" style:text-underline-style="none" fo:font-weight="bold" officeooo:rsid="0003d783"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5" style:family="text">
      <style:text-properties fo:color="#000000" loext:opacity="100%" style:font-name="Arial2" fo:font-size="10pt"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6" style:family="text">
      <style:text-properties officeooo:rsid="00469764"/>
    </style:style>
    <style:style style:name="T37" style:family="text">
      <style:text-properties officeooo:rsid="003662d1"/>
    </style:style>
    <style:style style:name="T38" style:family="text">
      <style:text-properties officeooo:rsid="01043e38"/>
    </style:style>
    <style:style style:name="T39" style:family="text">
      <style:text-properties fo:font-weight="bold" officeooo:rsid="00469764" style:font-weight-asian="bold" style:font-weight-complex="bold"/>
    </style:style>
    <style:style style:name="T40" style:family="text">
      <style:text-properties fo:font-weight="bold" officeooo:rsid="003662d1" style:font-weight-asian="bold" style:font-weight-complex="bold"/>
    </style:style>
    <style:style style:name="T41" style:family="text">
      <style:text-properties officeooo:rsid="006adfce"/>
    </style:style>
    <style:style style:name="T42" style:family="text">
      <style:text-properties officeooo:rsid="00524cb6"/>
    </style:style>
    <style:style style:name="T43" style:family="text">
      <style:text-properties fo:color="#000000" loext:opacity="100%" style:font-name="Arial2"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44" style:family="text">
      <style:text-properties fo:color="#000000" loext:opacity="100%" style:font-name="Arial2" fo:font-size="10pt" fo:font-style="normal" fo:font-weight="normal" officeooo:rsid="0069dc0a" style:font-name-asian="Times New Roman" style:font-size-asian="10pt" style:font-style-asian="normal" style:font-weight-asian="normal" style:font-name-complex="Arial2" style:font-size-complex="10pt" style:font-style-complex="normal" style:font-weight-complex="normal"/>
    </style:style>
    <style:style style:name="T45" style:family="text">
      <style:text-properties fo:color="#000000" loext:opacity="100%" style:font-name="Arial2" fo:font-size="10pt" fo:font-style="normal" fo:font-weight="bold" officeooo:rsid="0069dc0a" style:font-name-asian="Times New Roman" style:font-size-asian="10pt" style:font-style-asian="normal" style:font-weight-asian="bold" style:font-name-complex="Arial2" style:font-size-complex="10pt" style:font-style-complex="normal" style:font-weight-complex="bold"/>
    </style:style>
    <style:style style:name="T46" style:family="text">
      <style:text-properties officeooo:rsid="012441b3"/>
    </style:style>
    <style:style style:name="T47" style:family="text">
      <style:text-properties officeooo:rsid="0124bb80"/>
    </style:style>
    <style:style style:name="T48" style:family="text">
      <style:text-properties officeooo:rsid="0123a8d5"/>
    </style:style>
    <style:style style:name="T49" style:family="text">
      <style:text-properties fo:color="#000000" loext:opacity="100%" style:font-name="Arial2" fo:font-style="normal" fo:font-weight="bold" officeooo:rsid="003662d1" style:font-style-asian="normal" style:font-weight-asian="bold" style:font-name-complex="Arial2" style:font-style-complex="normal" style:font-weight-complex="bold"/>
    </style:style>
    <style:style style:name="T50" style:family="text">
      <style:text-properties fo:color="#000000" loext:opacity="100%" style:font-name="Arial2" fo:font-style="normal" fo:font-weight="bold" officeooo:rsid="00476c00" style:font-style-asian="normal" style:font-weight-asian="bold" style:font-name-complex="Arial2" style:font-style-complex="normal" style:font-weight-complex="bold"/>
    </style:style>
    <style:style style:name="T51" style:family="text">
      <style:text-properties fo:color="#000000" loext:opacity="100%" style:font-name="Arial2" fo:font-style="normal" fo:font-weight="normal" officeooo:rsid="003662d1" style:font-style-asian="normal" style:font-weight-asian="normal" style:font-name-complex="Arial2" style:font-style-complex="normal" style:font-weight-complex="normal"/>
    </style:style>
    <style:style style:name="T52" style:family="text">
      <style:text-properties fo:color="#000000" loext:opacity="100%" style:font-name="Arial2" fo:font-style="normal" fo:font-weight="normal" officeooo:rsid="0118fc09" style:font-style-asian="normal" style:font-weight-asian="normal" style:font-name-complex="Arial2" style:font-style-complex="normal" style:font-weight-complex="normal"/>
    </style:style>
    <style:style style:name="T53" style:family="text">
      <style:text-properties fo:font-variant="normal" fo:text-transform="none" fo:color="#000000" loext:opacity="100%" style:text-line-through-style="none" style:text-line-through-type="none" fo:font-family="Arial, sans-serif" fo:font-size="10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family="Arial, sans-serif" fo:font-size="10pt" fo:font-style="normal" style:text-underline-style="none" fo:font-weight="bold"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6" style:family="text">
      <style:text-properties officeooo:rsid="0126ccea"/>
    </style:style>
    <style:style style:name="T57" style:family="text">
      <style:text-properties fo:color="#000000" loext:opacity="100%" style:font-name="Arial2" fo:font-style="normal" fo:font-weight="bold" officeooo:rsid="0088e6ef" style:font-style-asian="normal" style:font-weight-asian="bold" style:font-name-complex="Arial2" style:font-style-complex="normal" style:font-weight-complex="bold"/>
    </style:style>
    <style:style style:name="T58" style:family="text">
      <style:text-properties fo:color="#000000" loext:opacity="100%" style:font-name="Arial2" fo:font-style="normal" fo:font-weight="normal" officeooo:rsid="00c30a3a" style:font-style-asian="normal" style:font-weight-asian="normal" style:font-name-complex="Arial2" style:font-style-complex="normal" style:font-weight-complex="normal"/>
    </style:style>
    <style:style style:name="T59" style:family="text">
      <style:text-properties fo:color="#000000" loext:opacity="100%" style:font-name="Arial2" fo:font-size="10pt" fo:font-style="normal" fo:font-weight="normal" officeooo:rsid="008d3f5f" style:font-name-asian="Times New Roman" style:font-size-asian="10pt" style:font-style-asian="normal" style:font-weight-asian="normal" style:font-name-complex="Arial2" style:font-size-complex="10pt" style:font-style-complex="normal" style:font-weight-complex="normal"/>
    </style:style>
    <style:style style:name="T60" style:family="text">
      <style:text-properties fo:color="#000000" loext:opacity="100%" style:font-name="Arial2" fo:font-size="10pt" fo:font-style="normal" fo:font-weight="normal" officeooo:rsid="009e33f8" style:font-name-asian="Times New Roman" style:font-size-asian="10pt" style:font-style-asian="normal" style:font-weight-asian="normal" style:font-name-complex="Arial2" style:font-size-complex="10pt" style:font-style-complex="normal" style:font-weight-complex="normal"/>
    </style:style>
    <style:style style:name="T61" style:family="text">
      <style:text-properties fo:color="#000000" loext:opacity="100%" style:font-name="Arial2" fo:font-size="10pt" fo:font-style="normal" fo:font-weight="bold" officeooo:rsid="009e33f8" style:font-name-asian="Times New Roman" style:font-size-asian="10pt" style:font-style-asian="normal" style:font-weight-asian="bold" style:font-name-complex="Arial2" style:font-size-complex="10pt" style:font-style-complex="normal" style:font-weight-complex="bold"/>
    </style:style>
    <style:style style:name="T62" style:family="text">
      <style:text-properties fo:color="#000000" loext:opacity="100%" style:font-name="Arial2" fo:font-size="10pt" fo:font-style="normal" fo:font-weight="normal" officeooo:rsid="00c30a3a" style:font-name-asian="Times New Roman" style:font-size-asian="10pt" style:font-style-asian="normal" style:font-weight-asian="normal" style:font-name-complex="Arial2" style:font-size-complex="10pt" style:font-style-complex="normal" style:font-weight-complex="normal"/>
    </style:style>
    <style:style style:name="T63" style:family="text">
      <style:text-properties fo:color="#000000" loext:opacity="100%" style:font-name="Arial2" fo:font-size="10pt" fo:font-style="normal" fo:font-weight="bold" officeooo:rsid="00c30a3a" style:font-name-asian="Times New Roman" style:font-size-asian="10pt" style:font-style-asian="normal" style:font-weight-asian="bold" style:font-name-complex="Arial2" style:font-size-complex="10pt" style:font-style-complex="normal" style:font-weight-complex="bold"/>
    </style:style>
    <style:style style:name="T64" style:family="text">
      <style:text-properties fo:color="#000000" loext:opacity="100%" style:font-name="Arial2" fo:font-size="10pt" fo:font-style="normal" fo:font-weight="normal" officeooo:rsid="00dce898" style:font-name-asian="Times New Roman" style:font-size-asian="10pt" style:font-style-asian="normal" style:font-weight-asian="normal" style:font-name-complex="Arial2" style:font-size-complex="10pt" style:font-style-complex="normal" style:font-weight-complex="normal"/>
    </style:style>
    <style:style style:name="T65" style:family="text">
      <style:text-properties officeooo:rsid="0128813a"/>
    </style:style>
    <style:style style:name="T66" style:family="text">
      <style:text-properties fo:font-weight="bold" officeooo:rsid="004abadb" style:font-weight-asian="bold" style:font-weight-complex="bold"/>
    </style:style>
    <style:style style:name="T67" style:family="text">
      <style:text-properties officeooo:rsid="00982256"/>
    </style:style>
    <style:style style:name="T68" style:family="text">
      <style:text-properties officeooo:rsid="004d1e0e"/>
    </style:style>
    <style:style style:name="T69" style:family="text">
      <style:text-properties officeooo:rsid="001fbb6a"/>
    </style:style>
    <style:style style:name="T70" style:family="text">
      <style:text-properties fo:color="#000000" loext:opacity="100%" style:font-name="Arial2" fo:language="ca" fo:country="ES" fo:font-style="normal" fo:font-weight="bold" officeooo:rsid="004abadb" style:font-style-asian="normal" style:font-weight-asian="bold" style:font-name-complex="Arial2" style:language-complex="ar" style:country-complex="SA" style:font-style-complex="normal" style:font-weight-complex="bold"/>
    </style:style>
    <style:style style:name="T71" style:family="text">
      <style:text-properties fo:color="#000000" loext:opacity="100%" style:font-name="Arial2" fo:language="ca" fo:country="ES" fo:font-style="normal" fo:font-weight="bold" officeooo:rsid="003662d1" style:font-style-asian="normal" style:font-weight-asian="bold" style:font-name-complex="Arial2" style:language-complex="ar" style:country-complex="SA" style:font-style-complex="normal" style:font-weight-complex="bold"/>
    </style:style>
    <style:style style:name="T72" style:family="text">
      <style:text-properties fo:color="#000000" loext:opacity="100%" style:font-name="Arial2" fo:font-size="10pt" fo:language="ca" fo:country="ES" fo:font-style="normal" fo:font-weight="normal" officeooo: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3" style:family="text">
      <style:text-properties fo:color="#000000" loext:opacity="100%" style:font-name="Arial2" fo:font-size="10pt" fo:language="ca" fo:country="ES" fo:font-style="normal" fo:font-weight="normal" officeooo:rsid="00d1d98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4" style:family="text">
      <style:text-properties fo:color="#000000" loext:opacity="100%" style:font-name="Arial2" fo:font-size="10pt" fo:language="ca" fo:country="ES" fo:font-style="normal" fo:font-weight="normal" officeooo:rsid="010b302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5" style:family="text">
      <style:text-properties fo:color="#000000" loext:opacity="100%" style:font-name="Arial2" fo:font-size="10pt" fo:language="ca" fo:country="ES" fo:font-style="normal" fo:font-weight="bold" officeooo:rsid="009e640a"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76" style:family="text">
      <style:text-properties fo:color="#000000" loext:opacity="100%" style:font-name="Arial2" fo:font-size="10pt" fo:language="ca" fo:country="ES" fo:font-style="normal" fo:font-weight="normal" officeooo:rsid="009e640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7" style:family="text">
      <style:text-properties fo:color="#000000" loext:opacity="100%" style:font-name="Arial2" fo:font-size="10pt" fo:language="ca" fo:country="ES" fo:font-style="normal" fo:font-weight="normal" officeooo:rsid="009f8b7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8" style:family="text">
      <style:text-properties style:font-name="Arial2" fo:language="ca" fo:country="ES" style:language-complex="ar" style:country-complex="SA"/>
    </style:style>
    <style:style style:name="T79" style:family="text">
      <style:text-properties fo:color="#000000" loext:opacity="100%" style:font-name="Arial2" fo:font-style="normal" fo:font-weight="bold" officeooo:rsid="004abadb" style:font-style-asian="normal" style:font-weight-asian="bold" style:font-name-complex="Arial2" style:font-style-complex="normal" style:font-weight-complex="bold"/>
    </style:style>
    <style:style style:name="T80" style:family="text">
      <style:text-properties fo:color="#000000" loext:opacity="100%" style:font-name="Arial2" fo:font-style="normal" fo:font-weight="bold" officeooo:rsid="0116cd1e" style:font-style-asian="normal" style:font-weight-asian="bold" style:font-name-complex="Arial2" style:font-style-complex="normal" style:font-weight-complex="bold"/>
    </style:style>
    <style:style style:name="T81" style:family="text">
      <style:text-properties fo:color="#000000" loext:opacity="100%" style:font-name="Arial2" fo:font-size="10pt" fo:font-style="normal" fo:font-weight="normal" officeooo:rsid="0076c269" style:font-name-asian="Times New Roman" style:font-size-asian="10pt" style:font-style-asian="normal" style:font-weight-asian="normal" style:font-name-complex="Arial2" style:font-size-complex="10pt" style:font-style-complex="normal" style:font-weight-complex="normal"/>
    </style:style>
    <style:style style:name="T82" style:family="text">
      <style:text-properties fo:color="#000000" loext:opacity="100%" style:font-name="Arial2" fo:font-size="10pt" fo:font-style="normal" fo:font-weight="normal" officeooo:rsid="001fbb6a" style:font-name-asian="Times New Roman" style:font-size-asian="10pt" style:font-style-asian="normal" style:font-weight-asian="normal" style:font-name-complex="Arial2" style:font-size-complex="10pt" style:font-style-complex="normal" style:font-weight-complex="normal"/>
    </style:style>
    <style:style style:name="T83" style:family="text">
      <style:text-properties fo:color="#000000" loext:opacity="100%" style:font-name="Arial2"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84" style:family="text">
      <style:text-properties officeooo:rsid="0088e6ef"/>
    </style:style>
    <style:style style:name="T85" style:family="text">
      <style:text-properties officeooo:rsid="010c4266"/>
    </style:style>
    <style:style style:name="T86" style:family="text">
      <style:text-properties officeooo:rsid="01294738"/>
    </style:style>
    <style:style style:name="T87" style:family="text">
      <style:text-properties officeooo:rsid="012a8e8a"/>
    </style:style>
    <style:style style:name="T88" style:family="text">
      <style:text-properties fo:color="#000000" loext:opacity="100%" style:font-name="Arial2" fo:font-weight="normal" officeooo:rsid="0088e6ef" style:font-weight-asian="normal" style:font-weight-complex="normal"/>
    </style:style>
    <style:style style:name="T89" style:family="text">
      <style:text-properties fo:color="#000000" loext:opacity="100%" style:font-name="Arial2" fo:font-weight="normal" officeooo:rsid="001fbb6a" style:font-weight-asian="normal" style:font-weight-complex="normal"/>
    </style:style>
    <style:style style:name="T90" style:family="text">
      <style:text-properties officeooo:rsid="012c5d4b"/>
    </style:style>
    <style:style style:name="T91" style:family="text">
      <style:text-properties fo:color="#0000ff" loext:opacity="100%" style:font-name="Arial2" fo:font-size="10pt" fo:language="ca" fo:country="ES" fo:font-style="normal" fo:font-weight="bold" officeooo:rsid="012c5d4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92" style:family="text">
      <style:text-properties fo:font-weight="bold" officeooo:rsid="004bf912" style:font-weight-asian="bold" style:font-weight-complex="bold"/>
    </style:style>
    <style:style style:name="T93" style:family="text">
      <style:text-properties fo:font-weight="bold" officeooo:rsid="0116cd1e" style:font-weight-asian="bold" style:font-weight-complex="bold"/>
    </style:style>
    <style:style style:name="T94" style:family="text">
      <style:text-properties fo:font-weight="normal" officeooo:rsid="004bf912" style:font-weight-asian="normal" style:font-weight-complex="normal"/>
    </style:style>
    <style:style style:name="T95" style:family="text">
      <style:text-properties fo:color="#000000" loext:opacity="100%" style:font-name="Arial2" fo:font-weight="normal" officeooo:rsid="0076c269" style:font-weight-asian="normal" style:font-weight-complex="normal"/>
    </style:style>
    <style:style style:name="T96" style:family="text">
      <style:text-properties fo:color="#000000" loext:opacity="100%" style:font-name="Arial2" fo:font-weight="normal" officeooo:rsid="003662d1" style:font-weight-asian="normal" style:font-weight-complex="normal"/>
    </style:style>
    <style:style style:name="T97" style:family="text">
      <style:text-properties fo:color="#000000" loext:opacity="100%" style:font-name="Arial2" officeooo:rsid="0088e6ef"/>
    </style:style>
    <style:style style:name="T98" style:family="text">
      <style:text-properties fo:color="#000000" loext:opacity="100%" style:font-name="Arial2" officeooo:rsid="001fbb6a"/>
    </style:style>
    <style:style style:name="T99" style:family="text">
      <style:text-properties fo:font-size="10pt" fo:font-style="normal" fo:font-weight="bold" officeooo:rsid="004abadb" style:font-name-asian="Times New Roman" style:font-size-asian="10pt" style:font-style-asian="normal" style:font-weight-asian="bold" style:font-name-complex="Arial2" style:font-size-complex="10pt" style:font-style-complex="normal" style:font-weight-complex="bold"/>
    </style:style>
    <style:style style:name="T100" style:family="text">
      <style:text-properties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101" style:family="text">
      <style:text-properties fo:font-size="10pt" fo:font-style="normal" fo:font-weight="bold" officeooo:rsid="0050d20b" style:font-name-asian="Times New Roman" style:font-size-asian="10pt" style:font-style-asian="normal" style:font-weight-asian="bold" style:font-name-complex="Arial2" style:font-size-complex="10pt" style:font-style-complex="normal" style:font-weight-complex="bold"/>
    </style:style>
    <style:style style:name="T102" style:family="text">
      <style:text-properties fo:font-size="10pt" fo:font-style="normal" fo:font-weight="normal" style:font-name-asian="Times New Roman" style:font-size-asian="10pt" style:font-style-asian="normal" style:font-weight-asian="normal" style:font-name-complex="Arial2" style:font-size-complex="10pt" style:font-style-complex="normal" style:font-weight-complex="normal"/>
    </style:style>
    <style:style style:name="T103" style:family="text">
      <style:text-properties fo:font-size="10pt" fo:font-style="normal" fo:font-weight="normal" officeooo:rsid="00955d96" style:font-name-asian="Times New Roman" style:font-size-asian="10pt" style:font-style-asian="normal" style:font-weight-asian="normal" style:font-name-complex="Arial2" style:font-size-complex="10pt" style:font-style-complex="normal" style:font-weight-complex="normal"/>
    </style:style>
    <style:style style:name="T104" style:family="text">
      <style:text-properties fo:font-size="10pt" fo:font-style="normal" fo:font-weight="normal" officeooo:rsid="00af8db5" style:font-name-asian="Times New Roman" style:font-size-asian="10pt" style:font-style-asian="normal" style:font-weight-asian="normal" style:font-name-complex="Arial2" style:font-size-complex="10pt" style:font-style-complex="normal" style:font-weight-complex="normal"/>
    </style:style>
    <style:style style:name="T105" style:family="text">
      <style:text-properties fo:color="#000000" loext:opacity="100%" style:font-name="Arial2" fo:font-size="10pt" fo:font-style="normal" fo:font-weight="bold" officeooo:rsid="00d283db" style:font-name-asian="Times New Roman" style:font-size-asian="10pt" style:font-style-asian="normal" style:font-weight-asian="bold" style:font-name-complex="Arial2" style:font-size-complex="10pt" style:font-style-complex="normal" style:font-weight-complex="bold"/>
    </style:style>
    <style:style style:name="T106" style:family="text">
      <style:text-properties fo:color="#000000" loext:opacity="100%" style:font-name="Arial2" fo:font-size="10pt" fo:font-style="normal" fo:font-weight="normal" officeooo:rsid="011a571c" style:font-name-asian="Times New Roman" style:font-size-asian="10pt" style:font-style-asian="normal" style:font-weight-asian="normal" style:font-name-complex="Arial2" style:font-size-complex="10pt" style:font-style-complex="normal" style:font-weight-complex="normal"/>
    </style:style>
    <style:style style:name="T107" style:family="text">
      <style:text-properties fo:color="#000000" loext:opacity="100%" style:font-name="Arial2" fo:font-size="10pt" fo:font-style="normal" fo:font-weight="normal" officeooo:rsid="010c4266" style:font-name-asian="Times New Roman" style:font-size-asian="10pt" style:font-style-asian="normal" style:font-weight-asian="normal" style:font-name-complex="Arial2" style:font-size-complex="10pt" style:font-style-complex="normal" style:font-weight-complex="normal"/>
    </style:style>
    <style:style style:name="T108" style:family="text">
      <style:text-properties fo:color="#000000" loext:opacity="100%" style:font-name="Arial2" fo:font-size="10pt" fo:font-style="normal" fo:font-weight="normal" officeooo:rsid="00d283db" style:font-name-asian="Times New Roman" style:font-size-asian="10pt" style:font-style-asian="normal" style:font-weight-asian="normal" style:font-name-complex="Arial2" style:font-size-complex="10pt" style:font-style-complex="normal" style:font-weight-complex="normal"/>
    </style:style>
    <style:style style:name="T109" style:family="text">
      <style:text-properties fo:font-weight="bold" officeooo:rsid="0056237d" style:font-weight-asian="bold" style:font-weight-complex="bold"/>
    </style:style>
    <style:style style:name="T110" style:family="text">
      <style:text-properties officeooo:rsid="005c7230"/>
    </style:style>
    <style:style style:name="T111" style:family="text">
      <style:text-properties officeooo:rsid="0044b9fb"/>
    </style:style>
    <style:style style:name="T112" style:family="text">
      <style:text-properties officeooo:rsid="010c5b75"/>
    </style:style>
    <style:style style:name="T113" style:family="text">
      <style:text-properties fo:color="#000000" loext:opacity="100%" style:font-name="Arial2" fo:font-size="10pt" fo:font-style="normal" fo:font-weight="normal" officeooo:rsid="00d6063c" style:font-name-asian="Times New Roman" style:font-size-asian="10pt" style:font-style-asian="normal" style:font-weight-asian="normal" style:font-name-complex="Arial2" style:font-size-complex="10pt" style:font-style-complex="normal" style:font-weight-complex="normal"/>
    </style:style>
    <style:style style:name="T114" style:family="text">
      <style:text-properties fo:color="#000000" loext:opacity="100%" style:font-name="Arial2" fo:font-size="10pt" fo:font-style="normal" fo:font-weight="normal" officeooo:rsid="01204900" style:font-name-asian="Times New Roman" style:font-size-asian="10pt" style:font-style-asian="normal" style:font-weight-asian="normal" style:font-name-complex="Arial2" style:font-size-complex="10pt" style:font-style-complex="normal" style:font-weight-complex="normal"/>
    </style:style>
    <style:style style:name="T115" style:family="text">
      <style:text-properties fo:color="#000000" loext:opacity="100%" style:font-name="Arial2" fo:font-size="10pt" fo:font-style="normal" fo:font-weight="normal" officeooo:rsid="012186bc" style:font-name-asian="Times New Roman" style:font-size-asian="10pt" style:font-style-asian="normal" style:font-weight-asian="normal" style:font-name-complex="Arial2" style:font-size-complex="10pt" style:font-style-complex="normal" style:font-weight-complex="normal"/>
    </style:style>
    <style:style style:name="T116" style:family="text">
      <style:text-properties fo:font-size="10pt" fo:font-style="normal" fo:font-weight="bold" officeooo:rsid="005c7230" style:font-name-asian="Times New Roman" style:font-size-asian="10pt" style:font-style-asian="normal" style:font-weight-asian="bold" style:font-name-complex="Arial2" style:font-size-complex="10pt" style:font-style-complex="normal" style:font-weight-complex="bold"/>
    </style:style>
    <style:style style:name="T117" style:family="text">
      <style:text-properties fo:font-size="10pt" fo:font-style="normal" fo:font-weight="bold" officeooo:rsid="005c7230"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18" style:family="text">
      <style:text-properties fo:font-size="10pt" fo:font-style="normal" fo:font-weight="bold" officeooo:rsid="003662d1"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19" style:family="text">
      <style:text-properties fo:font-size="10pt" fo:font-style="normal" fo:font-weight="normal" officeooo:rsid="001571c4"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20" style:family="text">
      <style:text-properties fo:font-size="10pt" fo:font-style="normal" fo:font-weight="normal" officeooo:rsid="00b41e60"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21" style:family="text">
      <style:text-properties fo:font-size="10pt" fo:font-style="normal" fo:font-weight="normal" officeooo:rsid="01043e38"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22" style:family="text">
      <style:text-properties fo:font-size="10pt" fo:font-style="normal" fo:font-weight="normal" officeooo:rsid="006990d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23" style:family="text">
      <style:text-properties fo:font-size="10pt" fo:font-style="normal" fo:font-weight="normal" officeooo:rsid="00af8db5"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24" style:family="text">
      <style:text-properties fo:font-size="10pt" fo:font-style="normal" fo:font-weight="bold" officeooo:rsid="00b41e60" style:font-name-asian="Times New Roman" style:font-size-asian="10pt" style:font-style-asian="normal" style:font-weight-asian="bold" style:font-name-complex="Arial2" style:font-size-complex="10pt" style:font-style-complex="normal" style:font-weight-complex="bold"/>
    </style:style>
    <style:style style:name="T125" style:family="text">
      <style:text-properties fo:color="#000000" loext:opacity="100%" style:font-name="Arial2" fo:font-size="10pt" fo:font-style="normal" fo:font-weight="normal" officeooo:rsid="00c41840" style:font-name-asian="Times New Roman" style:font-size-asian="10pt" style:font-style-asian="normal" style:font-weight-asian="normal" style:font-name-complex="Arial2" style:font-size-complex="10pt" style:font-style-complex="normal" style:font-weight-complex="normal"/>
    </style:style>
    <style:style style:name="T126" style:family="text">
      <style:text-properties fo:color="#000000" loext:opacity="100%" style:font-name="Arial2" fo:font-size="10pt" fo:font-style="normal" fo:font-weight="normal" officeooo:rsid="011bf007" style:font-name-asian="Times New Roman" style:font-size-asian="10pt" style:font-style-asian="normal" style:font-weight-asian="normal" style:font-name-complex="Arial2" style:font-size-complex="10pt" style:font-style-complex="normal" style:font-weight-complex="normal"/>
    </style:style>
    <style:style style:name="T127" style:family="text">
      <style:text-properties fo:color="#000000" loext:opacity="100%" style:font-name="Arial2" fo:font-size="10pt" fo:font-style="normal" fo:font-weight="bold" officeooo:rsid="00c41840" style:font-name-asian="Times New Roman" style:font-size-asian="10pt" style:font-style-asian="normal" style:font-weight-asian="bold" style:font-name-complex="Arial2" style:font-size-complex="10pt" style:font-style-complex="normal" style:font-weight-complex="bold"/>
    </style:style>
    <style:style style:name="T128" style:family="text">
      <style:text-properties fo:font-weight="bold" officeooo:rsid="005c7230" style:font-weight-asian="bold" style:font-weight-complex="bold"/>
    </style:style>
    <style:style style:name="T129" style:family="text">
      <style:text-properties fo:font-weight="bold" officeooo:rsid="00be7d65" style:font-weight-asian="bold" style:font-weight-complex="bold"/>
    </style:style>
    <style:style style:name="T130" style:family="text">
      <style:text-properties fo:color="#000000" loext:opacity="100%" style:font-name="Arial2"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31" style:family="text">
      <style:text-properties fo:color="#000000" loext:opacity="100%" style:font-name="Arial2"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32" style:family="text">
      <style:text-properties fo:font-variant="normal" fo:text-transform="none" fo:color="#000000" loext:opacity="100%" style:text-line-through-style="none" style:text-line-through-type="none" fo:font-family="Arial, sans-serif" fo:font-size="10pt" fo:font-style="normal" style:text-underline-style="none" fo:font-weight="normal"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3" style:family="text">
      <style:text-properties fo:font-variant="normal" fo:text-transform="none" fo:color="#000000" loext:opacity="100%" style:text-line-through-style="none" style:text-line-through-type="none" fo:font-family="Arial, sans-serif" fo:font-size="10pt" fo:font-style="normal" style:text-underline-style="none" fo:font-weight="bold"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4" style:family="text">
      <style:text-properties fo:color="#000000" loext:opacity="100%" style:font-name="Arial2" fo:font-size="10pt" fo:font-style="normal" fo:font-weight="normal" officeooo:rsid="011cee95" style:font-name-asian="Times New Roman" style:font-size-asian="10pt" style:font-style-asian="normal" style:font-weight-asian="normal" style:font-name-complex="Arial2" style:font-size-complex="10pt" style:font-style-complex="normal" style:font-weight-complex="normal"/>
    </style:style>
    <style:style style:name="T135" style:family="text">
      <style:text-properties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36" style:family="text">
      <style:text-properties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37" style:family="text">
      <style:text-properties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138" style:family="text">
      <style:text-properties fo:color="#000000" loext:opacity="100%" style:font-name="Arial2" fo:font-size="10pt" fo:font-style="normal" fo:font-weight="normal" officeooo:rsid="00c59de9" style:font-name-asian="Times New Roman" style:font-size-asian="10pt" style:font-style-asian="normal" style:font-weight-asian="normal" style:font-name-complex="Arial2" style:font-size-complex="10pt" style:font-style-complex="normal" style:font-weight-complex="normal"/>
    </style:style>
    <style:style style:name="T139" style:family="text">
      <style:text-properties fo:color="#000000" loext:opacity="100%" style:font-name="Arial2" fo:font-size="10pt" fo:font-style="normal" fo:font-weight="bold" officeooo:rsid="00c59de9" style:font-name-asian="Times New Roman" style:font-size-asian="10pt" style:font-style-asian="normal" style:font-weight-asian="bold" style:font-name-complex="Arial2" style:font-size-complex="10pt" style:font-style-complex="normal" style:font-weight-complex="bold"/>
    </style:style>
    <style:style style:name="T140" style:family="text">
      <style:text-properties fo:color="#000000" loext:opacity="100%" style:font-name="Arial2" fo:font-size="10pt" fo:font-style="normal" fo:font-weight="normal" officeooo:rsid="010d8843" style:font-name-asian="Times New Roman" style:font-size-asian="10pt" style:font-style-asian="normal" style:font-weight-asian="normal" style:font-name-complex="Arial2" style:font-size-complex="10pt" style:font-style-complex="normal" style:font-weight-complex="normal"/>
    </style:style>
    <style:style style:name="T141" style:family="text">
      <style:text-properties fo:color="#000000" loext:opacity="100%" style:font-name="Arial2" fo:font-size="10pt" fo:font-style="normal" fo:font-weight="normal" officeooo:rsid="011da835" style:font-name-asian="Times New Roman" style:font-size-asian="10pt" style:font-style-asian="normal" style:font-weight-asian="normal" style:font-name-complex="Arial2" style:font-size-complex="10pt" style:font-style-complex="normal" style:font-weight-complex="normal"/>
    </style:style>
    <style:style style:name="T142" style:family="text">
      <style:text-properties fo:color="#000000" loext:opacity="100%" style:font-name="Arial2" fo:font-size="10pt" fo:font-style="normal" fo:font-weight="normal" officeooo:rsid="008ff253" style:font-name-asian="Times New Roman" style:font-size-asian="10pt" style:font-style-asian="normal" style:font-weight-asian="normal" style:font-name-complex="Arial2" style:font-size-complex="10pt" style:font-style-complex="normal" style:font-weight-complex="normal"/>
    </style:style>
    <style:style style:name="T143" style:family="text">
      <style:text-properties fo:color="#000000" loext:opacity="100%" style:font-name="Arial2" fo:font-size="10pt" fo:font-style="normal" fo:font-weight="normal" officeooo:rsid="010c5b75" style:font-name-asian="Times New Roman" style:font-size-asian="10pt" style:font-style-asian="normal" style:font-weight-asian="normal" style:font-name-complex="Arial2" style:font-size-complex="10pt" style:font-style-complex="normal" style:font-weight-complex="normal"/>
    </style:style>
    <style:style style:name="T144" style:family="text">
      <style:text-properties fo:font-variant="normal" fo:text-transform="none" style:text-line-through-style="none" style:text-line-through-type="none" fo:font-family="Arial, sans-serif" style:text-underline-style="none" fo:font-weight="bold" officeooo:rsid="011f381d" style:text-blinking="false" fo:background-color="transparent" loext:char-shading-value="0" style:font-weight-asian="bold" style:font-weight-complex="bold"/>
    </style:style>
    <style:style style:name="T145" style:family="text">
      <style:text-properties fo:font-variant="normal" fo:text-transform="none" style:text-line-through-style="none" style:text-line-through-type="none" fo:font-family="Arial, sans-serif" style:text-underline-style="none" fo:font-weight="bold" officeooo:rsid="010d8843" style:text-blinking="false" fo:background-color="transparent" loext:char-shading-value="0" style:font-weight-asian="bold" style:font-weight-complex="bold"/>
    </style:style>
    <style:style style:name="T146" style:family="text">
      <style:text-properties fo:font-variant="normal" fo:text-transform="none" style:text-line-through-style="none" style:text-line-through-type="none" fo:font-family="Arial, sans-serif" style:text-underline-style="none" officeooo:rsid="010d8843" style:text-blinking="false" fo:background-color="transparent" loext:char-shading-value="0"/>
    </style:style>
    <style:style style:name="T147" style:family="text">
      <style:text-properties fo:font-variant="normal" fo:text-transform="none" style:text-line-through-style="none" style:text-line-through-type="none" fo:font-family="Arial, sans-serif" style:text-underline-style="none" style:text-blinking="false" fo:background-color="transparent" loext:char-shading-value="0"/>
    </style:style>
    <style:style style:name="T148" style:family="text">
      <style:text-properties fo:font-variant="normal" fo:text-transform="none" style:text-line-through-style="none" style:text-line-through-type="none" fo:font-family="Arial, sans-serif" style:text-underline-style="none" fo:font-weight="bold" style:text-blinking="false" fo:background-color="transparent" loext:char-shading-value="0"/>
    </style:style>
    <style:style style:name="T149" style:family="text">
      <style:text-properties fo:font-variant="normal" fo:text-transform="none" style:text-line-through-style="none" style:text-line-through-type="none" style:text-underline-style="none" style:text-blinking="false" fo:background-color="transparent" loext:char-shading-value="0"/>
    </style:style>
    <style:style style:name="T150" style:family="text">
      <style:text-properties officeooo:rsid="0105f3a8"/>
    </style:style>
    <style:style style:name="T151" style:family="text">
      <style:text-properties fo:font-weight="bold" officeooo:rsid="0066a106" fo:background-color="transparent" loext:char-shading-value="0" style:font-weight-asian="bold" style:font-weight-complex="bold"/>
    </style:style>
    <style:style style:name="T152" style:family="text">
      <style:text-properties fo:font-weight="bold" officeooo:rsid="00c73a1e" fo:background-color="transparent" loext:char-shading-value="0" style:font-weight-asian="bold" style:font-weight-complex="bold"/>
    </style:style>
    <style:style style:name="T153" style:family="text">
      <style:text-properties fo:font-weight="bold" officeooo:rsid="003662d1" fo:background-color="transparent" loext:char-shading-value="0" style:font-weight-asian="bold" style:font-weight-complex="bold"/>
    </style:style>
    <style:style style:name="T154" style:family="text">
      <style:text-properties fo:background-color="transparent" loext:char-shading-value="0"/>
    </style:style>
    <style:style style:name="T155" style:family="text">
      <style:text-properties officeooo:rsid="010e317b" fo:background-color="transparent" loext:char-shading-value="0"/>
    </style:style>
    <style:style style:name="T156" style:family="text">
      <style:text-properties officeooo:rsid="0067e68e" fo:background-color="transparent" loext:char-shading-value="0"/>
    </style:style>
    <style:style style:name="T157" style:family="text">
      <style:text-properties fo:color="#000000" loext:opacity="100%" style:font-name="Arial2" fo:font-weight="bold" officeooo:rsid="00ff946b" fo:background-color="transparent" loext:char-shading-value="0" style:font-weight-asian="bold" style:font-weight-complex="bold"/>
    </style:style>
    <style:style style:name="T158" style:family="text">
      <style:text-properties fo:color="#000000" loext:opacity="100%" style:font-name="Arial2" fo:font-weight="bold" officeooo:rsid="003662d1" fo:background-color="transparent" loext:char-shading-value="0" style:font-weight-asian="bold" style:font-weight-complex="bold"/>
    </style:style>
    <style:style style:name="T159" style:family="text">
      <style:text-properties fo:color="#000000" loext:opacity="100%" style:font-name="Arial2" officeooo:rsid="0091c8c2" fo:background-color="transparent" loext:char-shading-value="0"/>
    </style:style>
    <style:style style:name="T160" style:family="text">
      <style:text-properties fo:font-weight="bold" fo:background-color="transparent" loext:char-shading-value="0" style:font-weight-asian="bold" style:font-weight-complex="bold"/>
    </style:style>
    <style:style style:name="T161" style:family="text">
      <style:text-properties fo:color="#000000" loext:opacity="100%" fo:background-color="transparent" loext:char-shading-value="0"/>
    </style:style>
    <style:style style:name="T162" style:family="text">
      <style:text-properties fo:color="#000000" loext:opacity="100%" officeooo:rsid="00b24103" fo:background-color="transparent" loext:char-shading-value="0"/>
    </style:style>
    <style:style style:name="T163" style:family="text">
      <style:text-properties fo:color="#000000" loext:opacity="100%" officeooo:rsid="010e317b" fo:background-color="transparent" loext:char-shading-value="0"/>
    </style:style>
    <style:style style:name="T164" style:family="text">
      <style:text-properties officeooo:rsid="003d972a"/>
    </style:style>
    <style:style style:name="T165" style:family="text">
      <style:text-properties fo:font-weight="bold" style:font-weight-asian="bold" style:font-weight-complex="bold"/>
    </style:style>
    <style:style style:name="T166" style:family="text">
      <style:text-properties fo:font-weight="bold" officeooo:rsid="0067e68e" style:font-weight-asian="bold" style:font-weight-complex="bold"/>
    </style:style>
    <style:style style:name="T167" style:family="text">
      <style:text-properties fo:font-weight="bold" officeooo:rsid="00c73a1e" style:font-weight-asian="bold" style:font-weight-complex="bold"/>
    </style:style>
    <style:style style:name="T168" style:family="text">
      <style:text-properties officeooo:rsid="010e317b"/>
    </style:style>
    <style:style style:name="T169" style:family="text">
      <style:text-properties officeooo:rsid="0067e68e"/>
    </style:style>
    <style:style style:name="T170" style:family="text">
      <style:text-properties fo:color="#000000" loext:opacity="100%" style:font-name="Arial2" fo:font-style="normal" fo:font-weight="bold" officeooo:rsid="00c73a1e" style:font-style-asian="normal" style:font-weight-asian="bold" style:font-name-complex="Arial2" style:font-style-complex="normal" style:font-weight-complex="bold"/>
    </style:style>
    <style:style style:name="T171" style:family="text">
      <style:text-properties fo:color="#000000" loext:opacity="100%" style:font-name="Arial2" fo:font-size="10pt" fo:font-style="normal" fo:font-weight="normal" officeooo:rsid="0091c8c2" style:font-name-asian="Times New Roman" style:font-size-asian="10pt" style:font-style-asian="normal" style:font-weight-asian="normal" style:font-name-complex="Arial2" style:font-size-complex="10pt" style:font-style-complex="normal" style:font-weight-complex="normal"/>
    </style:style>
    <style:style style:name="T172" style:family="text">
      <style:text-properties fo:color="#000000" loext:opacity="100%" style:font-name="Arial2" fo:font-size="10pt" fo:font-style="normal" fo:font-weight="normal" officeooo:rsid="0091c8c2"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73" style:family="text">
      <style:text-properties fo:color="#000000" loext:opacity="100%" style:font-name="Arial2" fo:font-size="10pt" fo:font-style="normal" fo:font-weight="bold" officeooo:rsid="0091c8c2"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74" style:family="text">
      <style:text-properties fo:color="#000000" loext:opacity="100%" style:font-name="Arial2" fo:font-style="normal" fo:font-weight="bold" officeooo:rsid="0084af4e" style:font-style-asian="normal" style:font-weight-asian="bold" style:font-name-complex="Arial2" style:font-style-complex="normal" style:font-weight-complex="bold"/>
    </style:style>
    <style:style style:name="T175" style:family="text">
      <style:text-properties fo:color="#000000" loext:opacity="100%" style:font-name="Arial2" fo:font-style="normal" fo:font-weight="normal" officeooo:rsid="0084af4e" style:font-style-asian="normal" style:font-weight-asian="normal" style:font-name-complex="Arial2" style:font-style-complex="normal" style:font-weight-complex="normal"/>
    </style:style>
    <style:style style:name="T176" style:family="text">
      <style:text-properties fo:color="#000000" loext:opacity="100%" style:font-name="Arial2" fo:font-size="10pt" fo:font-style="normal" fo:font-weight="normal" officeooo:rsid="00a4da0b" style:font-name-asian="Times New Roman" style:font-size-asian="10pt" style:font-style-asian="normal" style:font-weight-asian="normal" style:font-name-complex="Arial2" style:font-size-complex="10pt" style:font-style-complex="normal" style:font-weight-complex="normal"/>
    </style:style>
    <style:style style:name="T177" style:family="text">
      <style:text-properties fo:color="#000000" loext:opacity="100%" style:font-name="Arial2" fo:font-size="10pt" fo:font-style="normal" fo:font-weight="bold" officeooo:rsid="00a4da0b"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78" style:family="text">
      <style:text-properties fo:color="#000000" loext:opacity="100%" style:font-name="Arial2" fo:font-size="10pt" fo:font-style="normal" fo:font-weight="normal" officeooo:rsid="00a4da0b"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79" style:family="text">
      <style:text-properties fo:color="#000000" loext:opacity="100%" style:font-name="Arial2" fo:font-style="normal" fo:font-weight="bold" officeooo:rsid="010e317b" style:font-style-asian="normal" style:font-weight-asian="bold" style:font-name-complex="Arial2" style:font-style-complex="normal" style:font-weight-complex="bold"/>
    </style:style>
    <style:style style:name="T180" style:family="text">
      <style:text-properties fo:color="#000000" loext:opacity="100%" style:font-name="Arial2" fo:font-style="normal" fo:font-weight="normal" officeooo:rsid="010e317b" style:font-style-asian="normal" style:font-weight-asian="normal" style:font-name-complex="Arial2" style:font-style-complex="normal" style:font-weight-complex="normal"/>
    </style:style>
    <style:style style:name="T181" style:family="text">
      <style:text-properties officeooo:rsid="00a685bb"/>
    </style:style>
    <style:style style:name="T182" style:family="text">
      <style:text-properties officeooo:rsid="004d6eae"/>
    </style:style>
    <style:style style:name="T183" style:family="text">
      <style:text-properties fo:font-weight="bold" officeooo:rsid="00c73a1e" style:font-weight-asian="bold" style:language-complex="ar" style:country-complex="SA" style:font-weight-complex="bold"/>
    </style:style>
    <style:style style:name="T184" style:family="text">
      <style:text-properties fo:font-weight="bold" officeooo:rsid="003662d1" style:font-weight-asian="bold" style:language-complex="ar" style:country-complex="SA" style:font-weight-complex="bold"/>
    </style:style>
    <style:style style:name="T185" style:family="text">
      <style:text-properties style:language-complex="ar" style:country-complex="SA"/>
    </style:style>
    <style:style style:name="T186" style:family="text">
      <style:text-properties fo:font-weight="bold" style:font-weight-asian="bold" style:language-complex="ar" style:country-complex="SA" style:font-weight-complex="bold"/>
    </style:style>
    <style:style style:name="T187" style:family="text">
      <style:text-properties officeooo:rsid="00b69eca" style:language-complex="ar" style:country-complex="SA"/>
    </style:style>
    <style:style style:name="T188" style:family="text">
      <style:text-properties officeooo:rsid="010e317b" style:language-complex="ar" style:country-complex="SA"/>
    </style:style>
    <style:style style:name="T189" style:family="text">
      <style:text-properties fo:font-weight="bold" officeooo:rsid="00b69eca" style:font-weight-asian="bold" style:language-complex="ar" style:country-complex="SA" style:font-weight-complex="bold"/>
    </style:style>
    <style:style style:name="T190" style:family="text">
      <style:text-properties officeooo:rsid="00c685c9" style:language-complex="ar" style:country-complex="SA"/>
    </style:style>
    <style:style style:name="T191" style:family="text">
      <style:text-properties officeooo:rsid="00ee3e7e" style:language-complex="ar" style:country-complex="SA"/>
    </style:style>
    <style:style style:name="T192" style:family="text">
      <style:text-properties officeooo:rsid="0068100e"/>
    </style:style>
    <style:style style:name="T193" style:family="text">
      <style:text-properties officeooo:rsid="00ee3e7e"/>
    </style:style>
    <style:style style:name="T194" style:family="text">
      <style:text-properties fo:font-weight="bold" officeooo:rsid="00268ab2" fo:background-color="#e6e6e6" loext:char-shading-value="0" style:font-weight-asian="bold" style:font-weight-complex="bold"/>
    </style:style>
    <style:style style:name="T195" style:family="text">
      <style:text-properties officeooo:rsid="00268ab2" fo:background-color="#e6e6e6" loext:char-shading-value="0"/>
    </style:style>
    <style:style style:name="T196" style:family="text">
      <style:text-properties fo:background-color="#e6e6e6" loext:char-shading-value="0"/>
    </style:style>
    <style:style style:name="T197" style:family="text">
      <style:text-properties style:text-underline-style="solid" style:text-underline-width="auto" style:text-underline-color="font-color" fo:font-weight="bold" fo:background-color="#e6e6e6" loext:char-shading-value="0" style:font-weight-asian="bold" style:font-weight-complex="bold"/>
    </style:style>
    <style:style style:name="T198" style:family="text">
      <style:text-properties officeooo:rsid="00f72a30" fo:background-color="#e6e6e6" loext:char-shading-value="0"/>
    </style:style>
    <style:style style:name="T199" style:family="text">
      <style:text-properties fo:color="#000000" loext:opacity="100%" style:font-name="Arial2" fo:font-size="10pt" fo:font-style="normal" fo:font-weight="bold" officeooo:rsid="0067e68e" style:font-name-asian="Times New Roman" style:font-size-asian="10pt" style:font-style-asian="normal" style:font-weight-asian="bold" style:font-name-complex="Arial2" style:font-size-complex="10pt" style:font-style-complex="normal" style:font-weight-complex="bold"/>
    </style:style>
    <style:style style:name="T200" style:family="text">
      <style:text-properties fo:color="#000000" loext:opacity="100%" style:font-name="Arial2" fo:font-size="10pt" fo:font-style="normal" fo:font-weight="bold" officeooo:rsid="00a685bb" style:font-name-asian="Times New Roman" style:font-size-asian="10pt" style:font-style-asian="normal" style:font-weight-asian="bold" style:font-name-complex="Arial2" style:font-size-complex="10pt" style:font-style-complex="normal" style:font-weight-complex="bold"/>
    </style:style>
    <style:style style:name="T201" style:family="text">
      <style:text-properties fo:color="#000000" loext:opacity="100%" style:font-name="Arial2"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02" style:family="text">
      <style:text-properties fo:color="#000000" loext:opacity="100%" style:font-name="Arial2" fo:font-size="10pt" fo:font-style="normal" fo:font-weight="normal" officeooo:rsid="0091eaa9" style:font-name-asian="Times New Roman" style:font-size-asian="10pt" style:font-style-asian="normal" style:font-weight-asian="normal" style:font-name-complex="Arial2" style:font-size-complex="10pt" style:font-style-complex="normal" style:font-weight-complex="normal"/>
    </style:style>
    <style:style style:name="T203" style:family="text">
      <style:text-properties fo:color="#000000" loext:opacity="100%" style:font-name="Arial2" fo:font-size="10pt" fo:font-style="normal" fo:font-weight="normal" officeooo:rsid="00bf092b" style:font-name-asian="Times New Roman" style:font-size-asian="10pt" style:font-style-asian="normal" style:font-weight-asian="normal" style:font-name-complex="Arial2" style:font-size-complex="10pt" style:font-style-complex="normal" style:font-weight-complex="normal"/>
    </style:style>
    <style:style style:name="T204" style:family="text">
      <style:text-properties fo:color="#000000" loext:opacity="100%" style:font-name="Arial2"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05" style:family="text">
      <style:text-properties fo:color="#000000" loext:opacity="100%" style:font-name="Arial2" fo:font-size="10pt" fo:font-style="normal" fo:font-weight="normal" officeooo:rsid="0067e68e" style:font-name-asian="Times New Roman" style:font-size-asian="10pt" style:font-style-asian="normal" style:font-weight-asian="normal" style:font-name-complex="Arial2" style:font-size-complex="10pt" style:font-style-complex="normal" style:font-weight-complex="normal"/>
    </style:style>
    <style:style style:name="T206" style:family="text">
      <style:text-properties fo:color="#000000" loext:opacity="100%" style:font-name="Arial2" fo:font-size="10pt" fo:font-style="normal" fo:font-weight="normal" officeooo:rsid="00a685bb" style:font-name-asian="Times New Roman" style:font-size-asian="10pt" style:font-style-asian="normal" style:font-weight-asian="normal" style:font-name-complex="Arial2" style:font-size-complex="10pt" style:font-style-complex="normal" style:font-weight-complex="normal"/>
    </style:style>
    <style:style style:name="T207" style:family="text">
      <style:text-properties fo:font-variant="normal" fo:text-transform="none" style:text-line-through-style="none" style:text-line-through-type="none" fo:font-family="Arial, sans-serif" style:text-underline-style="none" officeooo:rsid="01101cfd" style:text-blinking="false" fo:background-color="transparent" loext:char-shading-value="0"/>
    </style:style>
    <style:style style:name="T208" style:family="text">
      <style:text-properties fo:color="#000000" loext:opacity="100%" style:font-name="Arial2" fo:font-style="normal" fo:font-weight="bold" officeooo:rsid="00a685bb" style:font-style-asian="normal" style:font-weight-asian="bold" style:font-name-complex="Arial2" style:font-style-complex="normal" style:font-weight-complex="bold"/>
    </style:style>
    <style:style style:name="T209" style:family="text">
      <style:text-properties fo:color="#000000" loext:opacity="100%" style:font-name="Arial2" fo:font-size="10pt" fo:font-style="normal" fo:font-weight="normal" officeooo:rsid="00d7966d" style:font-name-asian="Times New Roman" style:font-size-asian="10pt" style:font-style-asian="normal" style:font-weight-asian="normal" style:font-name-complex="Arial2" style:font-size-complex="10pt" style:font-style-complex="normal" style:font-weight-complex="normal"/>
    </style:style>
    <style:style style:name="T210" style:family="text">
      <style:text-properties fo:color="#000000" loext:opacity="100%" style:font-name="Arial2" fo:font-size="10pt" fo:font-style="normal" fo:font-weight="bold" officeooo:rsid="00d7966d" style:font-name-asian="Times New Roman" style:font-size-asian="10pt" style:font-style-asian="normal" style:font-weight-asian="bold" style:font-name-complex="Arial2" style:font-size-complex="10pt" style:font-style-complex="normal" style:font-weight-complex="bold"/>
    </style:style>
    <style:style style:name="T211" style:family="text">
      <style:text-properties fo:color="#000000" loext:opacity="100%" style:font-name="Arial2" fo:font-size="10pt" fo:font-style="normal" fo:font-weight="normal" officeooo:rsid="00d828d2" style:font-name-asian="Times New Roman" style:font-size-asian="10pt" style:font-style-asian="normal" style:font-weight-asian="normal" style:font-name-complex="Arial2" style:font-size-complex="10pt" style:font-style-complex="normal" style:font-weight-complex="normal"/>
    </style:style>
    <style:style style:name="T212" style:family="text">
      <style:text-properties fo:color="#000000" loext:opacity="100%" style:font-name="Arial2" fo:font-size="10pt" fo:font-style="normal" fo:font-weight="normal" officeooo:rsid="00f91775" style:font-name-asian="Times New Roman" style:font-size-asian="10pt" style:font-style-asian="normal" style:font-weight-asian="normal" style:font-name-complex="Arial2" style:font-size-complex="10pt" style:font-style-complex="normal" style:font-weight-complex="normal"/>
    </style:style>
    <style:style style:name="T213" style:family="text">
      <style:text-properties fo:color="#000000" loext:opacity="100%" style:font-name="Arial2" fo:font-size="10pt" fo:font-style="normal" fo:font-weight="bold" officeooo:rsid="00f91775" style:font-name-asian="Times New Roman" style:font-size-asian="10pt" style:font-style-asian="normal" style:font-weight-asian="bold" style:font-name-complex="Arial2" style:font-size-complex="10pt" style:font-style-complex="normal" style:font-weight-complex="bold"/>
    </style:style>
    <style:style style:name="T214" style:family="text">
      <style:text-properties fo:color="#000000" loext:opacity="100%" style:font-name="Arial2" fo:font-size="10pt" fo:font-style="normal" fo:font-weight="normal" officeooo:rsid="01101cfd" style:font-name-asian="Times New Roman" style:font-size-asian="10pt" style:font-style-asian="normal" style:font-weight-asian="normal" style:font-name-complex="Arial2" style:font-size-complex="10pt" style:font-style-complex="normal" style:font-weight-complex="normal"/>
    </style:style>
    <style:style style:name="T215" style:family="text">
      <style:text-properties fo:color="#000000" loext:opacity="100%" style:font-name="Arial2" fo:font-style="normal" fo:font-weight="bold" officeooo:rsid="00bf092b" style:font-style-asian="normal" style:font-weight-asian="bold" style:font-name-complex="Arial2" style:font-style-complex="normal" style:font-weight-complex="bold"/>
    </style:style>
    <style:style style:name="T216" style:family="text">
      <style:text-properties fo:color="#000000" loext:opacity="100%" style:font-name="Arial2" fo:font-style="normal" fo:font-weight="normal" officeooo:rsid="00f91775" style:font-style-asian="normal" style:font-weight-asian="normal" style:font-name-complex="Arial2" style:font-style-complex="normal" style:font-weight-complex="normal"/>
    </style:style>
    <style:style style:name="T217" style:family="text">
      <style:text-properties fo:color="#000000" loext:opacity="100%" style:font-name="Arial2" fo:font-style="normal" fo:font-weight="bold" officeooo:rsid="00f91775" style:font-style-asian="normal" style:font-weight-asian="bold" style:font-name-complex="Arial2" style:font-style-complex="normal" style:font-weight-complex="bold"/>
    </style:style>
    <style:style style:name="T218" style:family="text">
      <style:text-properties fo:color="#000000" loext:opacity="100%" style:font-name="Arial2" fo:font-style="normal" fo:font-weight="bold" officeooo:rsid="01079589" style:font-style-asian="normal" style:font-weight-asian="bold" style:font-name-complex="Arial2" style:font-style-complex="normal" style:font-weight-complex="bold"/>
    </style:style>
    <style:style style:name="T219" style:family="text">
      <style:text-properties fo:font-weight="bold" officeooo:rsid="00d7966d" style:font-weight-asian="bold" style:font-weight-complex="bold"/>
    </style:style>
    <style:style style:name="T220" style:family="text">
      <style:text-properties officeooo:rsid="00d7966d"/>
    </style:style>
    <style:style style:name="T221" style:family="text">
      <style:text-properties officeooo:rsid="00d828d2"/>
    </style:style>
    <style:style style:name="T222" style:family="text">
      <style:text-properties fo:font-weight="bold" officeooo:rsid="00d828d2" style:font-weight-asian="bold" style:font-weight-complex="bold"/>
    </style:style>
    <style:style style:name="T223" style:family="text">
      <style:text-properties fo:font-size="10pt" fo:font-style="normal" fo:font-weight="bold" officeooo:rsid="0067e68e"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224" style:family="text">
      <style:text-properties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25" style:family="text">
      <style:text-properties fo:color="#000000" loext:opacity="100%" style:font-name="Arial2" fo:font-size="10pt" fo:font-style="normal" fo:font-weight="normal" officeooo:rsid="00cddbaa" style:font-name-asian="Times New Roman" style:font-size-asian="10pt" style:font-style-asian="normal" style:font-weight-asian="normal" style:font-name-complex="Arial2" style:font-size-complex="10pt" style:font-style-complex="normal" style:font-weight-complex="normal"/>
    </style:style>
    <style:style style:name="T226" style:family="text">
      <style:text-properties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27" style:family="text">
      <style:text-properties fo:color="#000000" loext:opacity="100%" style:font-name="Arial2" fo:font-size="10pt" fo:font-style="normal" fo:font-weight="normal" officeooo:rsid="00c685c9" style:font-name-asian="Times New Roman" style:font-size-asian="10pt" style:font-style-asian="normal" style:font-weight-asian="normal" style:font-name-complex="Arial2" style:font-size-complex="10pt" style:font-style-complex="normal" style:font-weight-complex="normal"/>
    </style:style>
    <style:style style:name="T228" style:family="text">
      <style:text-properties fo:color="#000000" loext:opacity="100%" style:font-name="Arial2" fo:font-size="10pt" fo:font-style="normal" fo:font-weight="normal" officeooo:rsid="00da7900" style:font-name-asian="Times New Roman" style:font-size-asian="10pt" style:font-style-asian="normal" style:font-weight-asian="normal" style:font-name-complex="Arial2" style:font-size-complex="10pt" style:font-style-complex="normal" style:font-weight-complex="normal"/>
    </style:style>
    <style:style style:name="T229" style:family="text">
      <style:text-properties fo:color="#000000" loext:opacity="100%" style:font-name="Arial2" fo:font-size="10pt" fo:font-style="normal" fo:font-weight="normal" officeooo:rsid="01111200" style:font-name-asian="Times New Roman" style:font-size-asian="10pt" style:font-style-asian="normal" style:font-weight-asian="normal" style:font-name-complex="Arial2" style:font-size-complex="10pt" style:font-style-complex="normal" style:font-weight-complex="normal"/>
    </style:style>
    <style:style style:name="T230" style:family="text">
      <style:text-properties fo:color="#000000" loext:opacity="100%" style:font-name="Arial2" fo:font-size="10pt" fo:language="ca" fo:country="ES" fo:font-style="normal" fo:font-weight="bold" officeooo: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31" style:family="text">
      <style:text-properties fo:color="#000000"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2" style:family="text">
      <style:text-properties fo:color="#0000ff"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3" style:family="text">
      <style:text-properties fo:color="#000000" loext:opacity="100%" style:font-name="Arial2" fo:font-size="10pt" fo:language="ca" fo:country="ES" fo:font-style="normal" fo:font-weight="bold" officeooo: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34" style:family="text">
      <style:text-properties fo:color="#000000" loext:opacity="100%" style:font-name="Arial2" fo:font-size="10pt" fo:language="ca" fo:country="ES" fo:font-style="normal" fo:font-weight="normal" officeooo: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5" style:family="text">
      <style:text-properties fo:color="#000000" loext:opacity="100%" style:font-name="Arial2" fo:font-size="10pt" fo:language="ca" fo:country="ES" fo:font-style="normal" fo:font-weight="normal" officeooo: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6" style:family="text">
      <style:text-properties fo:color="#000000" loext:opacity="100%" style:font-name="Arial2" fo:font-size="10pt" fo:font-style="normal" fo:font-weight="bold" officeooo:rsid="00c685c9" style:font-name-asian="Times New Roman" style:font-size-asian="10pt" style:font-style-asian="normal" style:font-weight-asian="bold" style:font-name-complex="Arial2" style:font-size-complex="10pt" style:font-style-complex="normal" style:font-weight-complex="bold"/>
    </style:style>
    <style:style style:name="T237" style:family="text">
      <style:text-properties fo:color="#000000" loext:opacity="100%" style:font-name="Arial2" fo:font-size="10pt" fo:font-style="normal" fo:font-weight="bold" officeooo:rsid="00fec29f" style:font-name-asian="Times New Roman" style:font-size-asian="10pt" style:font-style-asian="normal" style:font-weight-asian="bold" style:font-name-complex="Arial2" style:font-size-complex="10pt" style:font-style-complex="normal" style:font-weight-complex="bold"/>
    </style:style>
    <style:style style:name="T238" style:family="text">
      <style:text-properties fo:color="#000000" loext:opacity="100%" style:font-name="Arial2" fo:font-size="10pt" fo:font-style="normal" fo:font-weight="normal" officeooo:rsid="01140a02" style:font-name-asian="Times New Roman" style:font-size-asian="10pt" style:font-style-asian="normal" style:font-weight-asian="normal" style:font-name-complex="Arial2" style:font-size-complex="10pt" style:font-style-complex="normal" style:font-weight-complex="normal"/>
    </style:style>
    <style:style style:name="T239" style:family="text">
      <style:text-properties officeooo:rsid="0116cd1e"/>
    </style:style>
    <style:style style:name="T240" style:family="text">
      <style:text-properties officeooo:rsid="0111de87"/>
    </style:style>
    <style:style style:name="T241" style:family="text">
      <style:text-properties fo:font-weight="normal" officeooo:rsid="01111200" style:font-weight-asian="normal" style:font-weight-complex="normal"/>
    </style:style>
    <style:style style:name="T242" style:family="text">
      <style:text-properties fo:color="#000000" loext:opacity="100%" style:font-name="Arial2" fo:font-size="10pt" fo:font-style="normal" fo:font-weight="bold" officeooo:rsid="0111de87" style:font-name-asian="Times New Roman" style:font-size-asian="10pt" style:font-style-asian="normal" style:font-weight-asian="bold" style:font-name-complex="Arial2" style:font-size-complex="10pt" style:font-style-complex="normal" style:font-weight-complex="bold"/>
    </style:style>
    <style:style style:name="T243" style:family="text">
      <style:text-properties fo:color="#000000" loext:opacity="100%" style:font-name="Arial2" fo:font-size="10pt" fo:font-style="normal" fo:font-weight="normal" officeooo:rsid="0111de87" style:font-name-asian="Times New Roman" style:font-size-asian="10pt" style:font-style-asian="normal" style:font-weight-asian="normal" style:font-name-complex="Arial2" style:font-size-complex="10pt" style:font-style-complex="normal" style:font-weight-complex="normal"/>
    </style:style>
    <style:style style:name="T244" style:family="text">
      <style:text-properties officeooo:rsid="011112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text:span text:style-name="T2"> – Sistemes Operatius Monolloc</text:span></text:h>
      <text:p text:style-name="P5">EAC1</text:p>
      <text:p text:style-name="P6">(Curs 20<text:span text:style-name="T3">2</text:span><text:span text:style-name="T4">4</text:span>-<text:span text:style-name="T3">2</text:span><text:span text:style-name="T4">5</text:span> / <text:span text:style-name="T5">2n</text:span> semestre)</text:p>
      <text:p text:style-name="P2"/>
      <text:p text:style-name="P7"/>
      <text:p text:style-name="P8">Presentació i resultats d'aprenentatge</text:p>
      <text:p text:style-name="P9"/>
      <text:p text:style-name="P10"><text:span text:style-name="T6">Aquest exercici d’avaluació continuada (EAC) es correspon amb </text:span><text:span text:style-name="T7">els continguts treballats a la unitat</text:span><text:span text:style-name="T8"> 1 “Introducció als sistemes operatius. Creació de màquines virtuals”.</text:span></text:p>
      <text:p text:style-name="P11"/>
      <text:p text:style-name="P12"><text:span text:style-name="T6">Els </text:span><text:span text:style-name="T9">resultats d'aprenentatge</text:span><text:span text:style-name="T6"> que es plantegen són:</text:span></text:p>
      <text:list text:style-name="L1">
        <text:list-item>
          <text:p text:style-name="P13">Reconeix les característiques dels sistemes operatius, descrivint-ne els tipus i aplicacions.</text:p>
        </text:list-item>
        <text:list-item>
          <text:p text:style-name="P13">Crea màquines virtuals identificant-ne el camp d'aplicació i instal·lant-hi programari específic. </text:p>
          <text:p text:style-name="P13"/>
        </text:list-item>
      </text:list>
      <text:p text:style-name="P8">Criteris d’avaluació</text:p>
      <text:p text:style-name="P14"/>
      <text:p text:style-name="P15"><text:span text:style-name="T10">El valor total d'aquest EAC1 és de 10 punts. La puntuació màxima assignada a cada activitat s’indica a l’enunciat. </text:span>Els criteris que es tindran en compte per avaluar el treball de l’alumnat són els següents:</text:p>
      <text:list text:style-name="L2">
        <text:list-item>
          <text:p text:style-name="P16">Identifica i descriu els elements funcionals d'un sistema informàtic.</text:p>
        </text:list-item>
        <text:list-item>
          <text:p text:style-name="P16">Codifica i relaciona la informació en els diferents sistemes de representació.</text:p>
        </text:list-item>
        <text:list-item>
          <text:p text:style-name="P16">Identifica els processos i els seus estats.</text:p>
        </text:list-item>
        <text:list-item>
          <text:p text:style-name="P16">Descriu l'estructura i organització del sistema d'arxius.</text:p>
        </text:list-item>
        <text:list-item>
          <text:p text:style-name="P16">Distingeix els atributs d'un arxiu i un directori.</text:p>
        </text:list-item>
        <text:list-item>
          <text:p text:style-name="P16">Reconeix els permisos d'arxius i directoris.</text:p>
        </text:list-item>
        <text:list-item>
          <text:p text:style-name="P16">Constata la utilitat dels sistemes transaccionals i les seves repercussions en seleccionar un sistema d'arxius.</text:p>
        </text:list-item>
        <text:list-item>
          <text:p text:style-name="P16">Diferencia entre màquina real i màquina virtual.</text:p>
        </text:list-item>
        <text:list-item>
          <text:p text:style-name="P16">Estableix els avantatges i inconvenients de la utilització de màquines virtuals.</text:p>
        </text:list-item>
        <text:list-item>
          <text:p text:style-name="P16">Instal·la el programari lliure i propietari per a la creació de màquines virtuals.</text:p>
        </text:list-item>
        <text:list-item>
          <text:p text:style-name="P16">Crea màquines virtuals a partir de sistemes operatius lliures i propietaris.</text:p>
        </text:list-item>
        <text:list-item>
          <text:p text:style-name="P16">Configura màquines virtuals.</text:p>
        </text:list-item>
        <text:list-item>
          <text:p text:style-name="P16">Relaciona la màquina virtual amb el sistema operatiu amfitrió.</text:p>
        </text:list-item>
        <text:list-item>
          <text:p text:style-name="P16">Realitza proves de rendiment del sistema.</text:p>
        </text:list-item>
      </text:list>
      <text:p text:style-name="P17"/>
      <text:p text:style-name="P8">Forma i data de lliurament</text:p>
      <text:p text:style-name="P14"/>
      <text:p text:style-name="P18">Per respondre les qüestions heu d’utilitzar aquest mateix fitxer. Elimineu els apartats <text:span text:style-name="T11">Presentació i resultats d'aprenentatge</text:span>, <text:span text:style-name="T11">Criteris d’avaluació</text:span> i <text:span text:style-name="T11">Forma i data de lliurament</text:span>.</text:p>
      <text:p text:style-name="P18"/>
      <text:p text:style-name="P19"><text:span text:style-name="T6">Un cop finalitzat l’exercici d’avaluació continuada, heu d’enviar el document des de l'apartat </text:span><text:span text:style-name="T9">Lliurament</text:span><text:span text:style-name="T6"> </text:span><text:span text:style-name="T9">EAC1</text:span><text:span text:style-name="T6"> de l'aula </text:span><text:span text:style-name="T9">0222_IC10B0 Sistemes operatius monolloc</text:span><text:span text:style-name="T6">, dins del termini establert. Tingueu en compte que el sistema no permetrà fer lliuraments després de la data i hora indicades.</text:span></text:p>
      <text:p text:style-name="P20"/>
      <text:p text:style-name="P19"><text:soft-page-break/><text:span text:style-name="T6">El nom del fitxer serà el següent: </text:span><text:span text:style-name="T12">SMX_0222_</text:span><text:span text:style-name="T9">EAC1_Cognom1_Inicial del cognom2. </text:span><text:span text:style-name="T6">Els cognoms s’escriuran sense accents. Per exemple, l’estudiant </text:span><text:span text:style-name="T13">Joana García Santos</text:span><text:span text:style-name="T6"> posaria el següent nom al seu fitxer de l’EAC1: </text:span><text:span text:style-name="T12">SMX_0222</text:span><text:span text:style-name="T9">_EAC1_Garcia_S</text:span><text:span text:style-name="T6">.</text:span></text:p>
      <text:p text:style-name="P18"/>
      <text:p text:style-name="P19"><text:span text:style-name="T6">Substituïu </text:span><text:span text:style-name="T14">Nom i cognoms</text:span><text:span text:style-name="T6"> de la capçalera per les vostres dades personals.</text:span></text:p>
      <text:p text:style-name="P18"/>
      <text:p text:style-name="P10"><text:span text:style-name="T7">El termini de lliurament finalitza a les </text:span><text:span text:style-name="T8">23:55 h </text:span><text:span text:style-name="T7">del dia</text:span><text:span text:style-name="T8"> </text:span><text:span text:style-name="T15">1</text:span><text:span text:style-name="T16">7</text:span><text:span text:style-name="T17">/</text:span><text:span text:style-name="T16">03</text:span><text:span text:style-name="T18">/202</text:span><text:span text:style-name="T16">5</text:span><text:span text:style-name="T8">.</text:span><text:span text:style-name="T7"> <text:s/>La proposta de solució de l’EAC i les qualificacions es publicarà el dia </text:span><text:span text:style-name="T19">1</text:span><text:span text:style-name="T20">/</text:span><text:span text:style-name="T21">04</text:span><text:span text:style-name="T22">/202</text:span><text:span text:style-name="T21">5</text:span><text:span text:style-name="T7">.</text:span></text:p>
      <text:p text:style-name="P21"/>
      <text:p text:style-name="P22"><text:span text:style-name="T23">NOTA IMPORTANT: </text:span><text:span text:style-name="T24">la grandària màxima del fitxer lliurat no pot superar els 5 MB.</text:span></text:p>
      <text:p text:style-name="P23"/>
      <text:p text:style-name="P8">Enunciat</text:p>
      <text:p text:style-name="P24"/>
      <text:p text:style-name="P25"/>
      <table:table table:name="Taula5" table:style-name="Taula5">
        <table:table-column table:style-name="Taula5.A"/>
        <table:table-row>
          <table:table-cell table:style-name="Taula5.A1" office:value-type="string" table:protected="true">
            <text:p text:style-name="P26">NOTES IMPORTANTS SOBRE EL FORMAT I SOBRE LES CAPTURES DE PANTALLA</text:p>
            <text:p text:style-name="P27"/>
            <text:p text:style-name="P28">Aquest arxiu està en format lliure .ODT i el podeu editar <text:span text:style-name="T25">amb programari lliure i gratuït com ara OpenOffice o LibreOffice. </text:span><text:span text:style-name="T26">Cal que el retorneu en el mateix format .ODT </text:span><text:span text:style-name="T27">o bé en format PDF</text:span><text:span text:style-name="T25">. No convertiu l’arxiu a format Word</text:span><text:span text:style-name="T28"> </text:span><text:span text:style-name="T25">ja que això sovint porta a una presentació deficient.</text:span></text:p>
            <text:p text:style-name="P29"/>
            <text:p text:style-name="P30"><text:span text:style-name="T29">Pel que fa a les imatges, q</text:span><text:span text:style-name="T30">uan</text:span><text:span text:style-name="T29"> es demana adjuntar una captura de pantalla, </text:span><text:span text:style-name="T30">no us limiteu a fer una captura de tot l'escriptori de treball </text:span><text:span text:style-name="T29">ja que</text:span><text:span text:style-name="T30">:</text:span></text:p>
            <text:list text:style-name="L3">
              <text:list-item>
                <text:p text:style-name="P31">La imatge resultant conté molta informació irrellevant i la part rellevant queda d'una mida <text:span text:style-name="T31">molt petita</text:span> difícil de visualitzar i avaluar.</text:p>
              </text:list-item>
              <text:list-item>
                <text:p text:style-name="P31">El pes total de l'arxiu de l'exercici esdevé molt gran i a vegades supera el màxim permès.</text:p>
              </text:list-item>
            </text:list>
            <text:p text:style-name="P32"><text:span text:style-name="T32">Per tant, cal que </text:span><text:span text:style-name="T33">retall</text:span><text:span text:style-name="T34">eu</text:span><text:span text:style-name="T33"> </text:span><text:span text:style-name="T34">i</text:span><text:span text:style-name="T33"> inclo</text:span><text:span text:style-name="T34">gueu</text:span><text:span text:style-name="T33"> només la part de la imatge significativa</text:span><text:span text:style-name="T35"> i que es demana en cada enunciat.</text:span></text:p>
          </table:table-cell>
        </table:table-row>
      </table:table>
      <text:p text:style-name="P33"/>
      <text:p text:style-name="P34"/>
      <text:p text:style-name="P35">Primera part. <text:span text:style-name="T36">Caracterització dels sistemes operatius, tipus i aplicacions</text:span> <text:span text:style-name="T37">(</text:span><text:span text:style-name="T38">5</text:span><text:span text:style-name="T37"> punts)</text:span></text:p>
      <text:p text:style-name="P36"/>
      <text:p text:style-name="P37">Per fer les següents activitats, consulteu l’apartat dels materials:</text:p>
      <text:p text:style-name="P37"/>
      <text:p text:style-name="P37"><text:a xlink:type="simple" xlink:href="https://ioc.xtec.cat/materials/FP/Recursos/fp_smx_m02_/web/fp_smx_m02_htmlindex/WebContent/u1/a1/continguts.html" text:style-name="Internet_20_link" text:visited-style-name="Visited_20_Internet_20_Link">Caracterització dels sistemes operatius, tipus i aplicacions</text:a></text:p>
      <text:p text:style-name="P36"/>
      <text:p text:style-name="P38"><text:span text:style-name="T39">Activitat</text:span><text:span text:style-name="T40"> 1. </text:span>(<text:span text:style-name="T41">0,75</text:span> punt<text:span text:style-name="T41">s</text:span>) <text:span text:style-name="T42">El sistema informàtic.</text:span></text:p>
      <text:p text:style-name="P39"/>
      <text:p text:style-name="P40"><text:span text:style-name="T43">1.1. </text:span><text:span text:style-name="T44">Definiu breument què és un </text:span><text:span text:style-name="T45">sistema informàtic. </text:span><text:span text:style-name="T44">Expliqueu com es classifiquen els sistemes informàtics segons la mida i els recursos que ofereixen. Com podeu classificar els sistemes informàtics que utilitzeu habitualment? </text:span></text:p>
      <text:p text:style-name="P41"/>
      <text:p text:style-name="P42">Un sistema informàtic és el conjunt d’elements que fa possible emmagatzemar i processar la informació de forma automàtica. </text:p>
      <text:p text:style-name="P42"/>
      <text:p text:style-name="P43">Els sistemes informàtics es poden classificar en diferents categories segons la seva mida i els recursos que ofereixen:</text:p>
      <text:p text:style-name="P43"/>
      <text:p text:style-name="P43">-Supercomputador: Tenen gran capacitat de càlcul i de processament de dades, s’utilitzen per a investigació científica i desenvolupament, necessiten refrigeració i ocupen molt espai.</text:p>
      <text:p text:style-name="P43">-<text:span text:style-name="T46">Computador central: Utilitzats per empreses per gestionar gran volums de dades, processadors molt potents i gran capacitat d’emmagatzematge.</text:span></text:p>
      <text:p text:style-name="P43">-<text:span text:style-name="T46">Minicomputador: Més petit que els computador central però més gran que un ordinador personal, permeten la connexió de molts usuaris simultanis mitjançant una xarxa i la compartició de recursos entre ells.</text:span></text:p>
      <text:p text:style-name="P43">-<text:span text:style-name="T46">Microcomputadors: </text:span><text:span text:style-name="T47">Trobem els ordinadors personals i portàtils, s’usen per ofimàtica, accés a Internet, jocs i tasques d’usuari.</text:span></text:p>
      <text:p text:style-name="P42"><text:soft-page-break/></text:p>
      <text:p text:style-name="P44"><text:span text:style-name="T46">El sistema informàtic és</text:span><text:span text:style-name="T48"> compon de tres parts fonamentals:</text:span></text:p>
      <text:p text:style-name="P44"/>
      <text:p text:style-name="P43">-Maquinari: Dispositius electrònics per emmagatzemar i processar la informació.</text:p>
      <text:p text:style-name="P43">-Programari: Programes i aplicacions que permeten realitzar tasques.</text:p>
      <text:p text:style-name="P43">-Personals: Usuaris i tècnics que utilitzen i mantenen el sistema.</text:p>
      <text:p text:style-name="P43"/>
      <text:p text:style-name="P45">Els sistemes informàtics que més utilitzem els podem classificar:</text:p>
      <text:p text:style-name="P45"/>
      <text:p text:style-name="P45">-Ordinador personal o portàtils: Microcomputador d’us general.</text:p>
      <text:p text:style-name="P45">-Mòbils i tauletes: Sistemes integrats.</text:p>
      <text:p text:style-name="P45">-Consoles</text:p>
      <text:p text:style-name="P43"/>
      <text:p text:style-name="P43"/>
      <text:p text:style-name="P46"/>
      <text:p text:style-name="P47"><text:span text:style-name="T49">1.</text:span><text:span text:style-name="T50">2</text:span><text:span text:style-name="T49">.</text:span><text:span text:style-name="T51"> </text:span><text:span text:style-name="T52">E</text:span><text:span text:style-name="T53">xisteix un tipus de programari especial, conegut com </text:span><text:span text:style-name="T54">microprogramari</text:span><text:span text:style-name="T55"> </text:span><text:span text:style-name="T53">o</text:span><text:span text:style-name="T55"> </text:span><text:span text:style-name="T54">firmware</text:span><text:span text:style-name="T55"> </text:span><text:span text:style-name="T53">i anomenat BIOS o UEFI, que trobem al nostre ordinador personal. Investigueu i expliqueu com podeu accedir des del vostre ordinador. Esteu fent servir BIOS o UEFI?</text:span> </text:p>
      <text:p text:style-name="P48"/>
      <text:p text:style-name="P49">Mediant l’aplicació de Windows de Símbol del sistema, he escrit «msinfo32», se m´ha obert la aplicació «Información del Sistema», he cercat «Modo de BIOS» i surt «heredado» vol dir que el meu ordinador està fent servir BIOS(Legacy BIOS).</text:p>
      <text:p text:style-name="P49"/>
      <text:p text:style-name="P49">La BIOS <text:span text:style-name="T56">és l’encarregada de que el hardware de l’ordinador arrenqui correctament i que totes les peces funcionin de manera estable.</text:span></text:p>
      <text:p text:style-name="P49"/>
      <text:p text:style-name="P49">Per accedir a la BIOS en el meu ordinador, sense que estigui encès, al encendre’l he de mantenir premuda la tecla «ASSIST».</text:p>
      <text:p text:style-name="P50"/>
      <text:p text:style-name="P51"><text:span text:style-name="T49">1.</text:span><text:span text:style-name="T57">3</text:span><text:span text:style-name="T49">. </text:span><text:span text:style-name="T58">Amb les vostres pròpies paraules e</text:span><text:span text:style-name="T59">xpliqueu </text:span><text:span text:style-name="T60">breument què és un </text:span><text:span text:style-name="T61">sistema operatiu. </text:span><text:span text:style-name="T62">Quin sistema operatiu feu servir al vostre ordinador? Quina és</text:span><text:span text:style-name="T63"> </text:span><text:span text:style-name="T62">l’</text:span><text:span text:style-name="T60">empres</text:span><text:span text:style-name="T62">a</text:span><text:span text:style-name="T60">/organitzaci</text:span><text:span text:style-name="T62">ó</text:span><text:span text:style-name="T60"> que el desenvolup</text:span><text:span text:style-name="T62">a</text:span><text:span text:style-name="T60">. </text:span><text:span text:style-name="T64">Per què el vau triar?</text:span></text:p>
      <text:p text:style-name="P52"/>
      <text:p text:style-name="P53">El Sistema operatiu és el programa principal de l'ordinador, facilita la interacció entre l'usuari i el pc, fent d’interf<text:span text:style-name="T56">ície</text:span>. Controla els recursos, com la memòria, el processador i els dispositius d'entrada i sortida i executa programes.</text:p>
      <text:p text:style-name="P54"/>
      <text:p text:style-name="P55">El sistema operatiu que faig servir al meu ordinador és <text:span text:style-name="Strong_20_Emphasis">Windows 10</text:span>. Aquest sistema operatiu ha estat desenvolupat per <text:span text:style-name="Strong_20_Emphasis">Microsoft, fundada per Bill Gates i Paul Allen al 1985.</text:span></text:p>
      <text:p text:style-name="P55"><text:span text:style-name="Strong_20_Emphasis"/></text:p>
      <text:p text:style-name="P55"><text:span text:style-name="Strong_20_Emphasis">Vaig triar aquest ordinador </text:span><text:span text:style-name="Strong_20_Emphasis"><text:span text:style-name="T65">a l’any 2011 </text:span></text:span><text:span text:style-name="Strong_20_Emphasis">per què buscava un processador i7 que em donés un bon rendiment i amb el sistema operatiu Windows </text:span><text:span text:style-name="Strong_20_Emphasis"><text:span text:style-name="T65">ja</text:span></text:span><text:span text:style-name="Strong_20_Emphasis"> què </text:span><text:span text:style-name="Strong_20_Emphasis"><text:span text:style-name="T65">sempre havia utilitzat Windows</text:span></text:span><text:span text:style-name="Strong_20_Emphasis">, </text:span><text:span text:style-name="Strong_20_Emphasis"><text:span text:style-name="T65">també el que buscava era que amb el temps es pogués ampliar i millorar, com la memòria ram que va passar de 4 mb a 8 mb o canvi de disc dur mecànic a sòlid.</text:span></text:span></text:p>
      <text:p text:style-name="P56"/>
      <text:p text:style-name="P56"/>
      <text:p text:style-name="P57"><text:span text:style-name="T66">Activitat</text:span><text:span text:style-name="T40"> </text:span><text:span text:style-name="T66">2</text:span><text:span text:style-name="T40">. </text:span>(<text:span text:style-name="T67">2</text:span> punt<text:span text:style-name="T68">s</text:span>) <text:span text:style-name="T69">Representació de la informació.</text:span></text:p>
      <text:p text:style-name="P58"/>
      <text:p text:style-name="P59"><text:span text:style-name="T70">2</text:span><text:span text:style-name="T71">.</text:span><text:span text:style-name="T70">1</text:span><text:span text:style-name="T71">. </text:span><text:span text:style-name="T72">Completeu la següent taula convertint </text:span><text:span text:style-name="T73">els </text:span><text:span text:style-name="T74">números decimals a </text:span><text:span text:style-name="T73">caràcters ASCII </text:span><text:span text:style-name="T74">per trobar la paraula</text:span><text:span text:style-name="T75">.</text:span><text:span text:style-name="T72"> </text:span><text:span text:style-name="T76">Utilitzeu una taula ASCII </text:span><text:span text:style-name="T77">com la que trobareu al següent enllaç (</text:span><text:a xlink:type="simple" xlink:href="https://elcodigoascii.com.ar/" text:style-name="Internet_20_link" text:visited-style-name="Visited_20_Internet_20_Link"><text:span text:style-name="T78">https://elcodigoascii.com.ar/</text:span></text:a><text:span text:style-name="T77">).</text:span></text:p>
      <text:p text:style-name="P6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1">Decimal</text:p>
          </table:table-cell>
          <table:table-cell table:style-name="Tabla1.A1" office:value-type="string">
            <text:p text:style-name="P62">72</text:p>
          </table:table-cell>
          <table:table-cell table:style-name="Tabla1.A1" office:value-type="string">
            <text:p text:style-name="P62">111</text:p>
          </table:table-cell>
          <table:table-cell table:style-name="Tabla1.A1" office:value-type="string">
            <text:p text:style-name="P62">108</text:p>
          </table:table-cell>
          <table:table-cell table:style-name="Tabla1.A1" office:value-type="string">
            <text:p text:style-name="P62">97</text:p>
          </table:table-cell>
          <table:table-cell table:style-name="Tabla1.F1" office:value-type="string">
            <text:p text:style-name="P62">33</text:p>
          </table:table-cell>
        </table:table-row>
        <table:table-row>
          <table:table-cell table:style-name="Tabla1.A2" office:value-type="string">
            <text:p text:style-name="P63">ASCII</text:p>
          </table:table-cell>
          <table:table-cell table:style-name="Tabla1.A2" office:value-type="string">
            <text:p text:style-name="P64">H</text:p>
          </table:table-cell>
          <table:table-cell table:style-name="Tabla1.A2" office:value-type="string">
            <text:p text:style-name="P64">O</text:p>
          </table:table-cell>
          <table:table-cell table:style-name="Tabla1.A2" office:value-type="string">
            <text:p text:style-name="P64">L</text:p>
          </table:table-cell>
          <table:table-cell table:style-name="Tabla1.A2" office:value-type="string">
            <text:p text:style-name="P64">A</text:p>
          </table:table-cell>
          <table:table-cell table:style-name="Tabla1.F2" office:value-type="string">
            <text:p text:style-name="P64">!</text:p>
          </table:table-cell>
        </table:table-row>
      </table:table>
      <text:p text:style-name="P65"/>
      <text:p text:style-name="P66"><text:soft-page-break/><text:span text:style-name="T79">2</text:span><text:span text:style-name="T49">.</text:span><text:span text:style-name="T80">2</text:span><text:span text:style-name="T49">. </text:span><text:span text:style-name="T81">Completeu la següent taula. </text:span><text:span text:style-name="T82">Considere</text:span><text:span text:style-name="T83">u</text:span><text:span text:style-name="T82"> que s’utilitza lògica positiva i es treballa amb paraules d'1 byte. Cal </text:span><text:span text:style-name="T83">que deixeu</text:span><text:span text:style-name="T82"> indicats tots els passos per a l'obtenció del resultat.</text:span></text:p>
      <text:p text:style-name="P67"/>
      <table:table table:name="Tabla2" table:style-name="Tabla2">
        <table:table-column table:style-name="Tabla2.A" table:number-columns-repeated="5"/>
        <table:table-row>
          <table:table-cell table:style-name="Tabla2.A1" office:value-type="string">
            <text:p text:style-name="P68">Decimal</text:p>
          </table:table-cell>
          <table:table-cell table:style-name="Tabla2.A1" office:value-type="string">
            <text:p text:style-name="P69">Mòdul i signe</text:p>
          </table:table-cell>
          <table:table-cell table:style-name="Tabla2.A1" office:value-type="string">
            <text:p text:style-name="P70"><text:span text:style-name="T84">Complement a </text:span>1</text:p>
          </table:table-cell>
          <table:table-cell table:style-name="Tabla2.A1" office:value-type="string">
            <text:p text:style-name="P71">Complement a 2</text:p>
          </table:table-cell>
          <table:table-cell table:style-name="Tabla2.E1" office:value-type="string">
            <text:p text:style-name="P72">Excés a 2</text:p>
          </table:table-cell>
        </table:table-row>
        <table:table-row>
          <table:table-cell table:style-name="Tabla2.A2" office:value-type="string">
            <text:p text:style-name="P72">+<text:span text:style-name="T85">27</text:span></text:p>
          </table:table-cell>
          <table:table-cell table:style-name="Tabla2.A2" office:value-type="string">
            <text:p text:style-name="P64">00011011</text:p>
          </table:table-cell>
          <table:table-cell table:style-name="Tabla2.A2" office:value-type="string">
            <text:p text:style-name="P73"><text:span text:style-name="T86">00011011</text:span> </text:p>
          </table:table-cell>
          <table:table-cell table:style-name="Tabla2.A2" office:value-type="string">
            <text:p text:style-name="P74">00011011</text:p>
          </table:table-cell>
          <table:table-cell table:style-name="Tabla2.E2" office:value-type="string">
            <text:p text:style-name="P75">1001101<text:span text:style-name="T87">1</text:span></text:p>
          </table:table-cell>
        </table:table-row>
        <table:table-row>
          <table:table-cell table:style-name="Tabla2.A2" office:value-type="string">
            <text:p text:style-name="P70">-<text:span text:style-name="T85">27</text:span></text:p>
          </table:table-cell>
          <table:table-cell table:style-name="Tabla2.A2" office:value-type="string">
            <text:p text:style-name="P64"><text:span text:style-name="T86">1 0</text:span>0011011</text:p>
          </table:table-cell>
          <table:table-cell table:style-name="Tabla2.A2" office:value-type="string">
            <text:p text:style-name="P75">11100100 </text:p>
          </table:table-cell>
          <table:table-cell table:style-name="Tabla2.A2" office:value-type="string">
            <text:p text:style-name="P75">11100101 </text:p>
          </table:table-cell>
          <table:table-cell table:style-name="Tabla2.E2" office:value-type="string">
            <text:p text:style-name="P76">0110010<text:span text:style-name="T87">1</text:span></text:p>
          </table:table-cell>
        </table:table-row>
      </table:table>
      <text:p text:style-name="P77"/>
      <text:p text:style-name="P78"><text:span text:style-name="T88">P</text:span><text:span text:style-name="T89">assos per a l'obtenció del resultat:</text:span></text:p>
      <text:p text:style-name="P79"/>
      <text:p text:style-name="P80">Per el +27 no és necessari calcular el Complement a 1 ni el Complement a 2, ja que el número és positiu, el seu número binari es el 00011011, que és igual per a totes les formes. </text:p>
      <text:p text:style-name="P80"/>
      <text:p text:style-name="P81">Per el -27 <text:span text:style-name="T90">en el Complement a 1 hem invertit els bits, el 0 per 1 i 1 per 0 i en el Complement a 2 hem afegit 00000001. </text:span></text:p>
      <text:p text:style-name="P81"/>
      <text:p text:style-name="P82">I en cas de l’excés a2 en el +27 hem sumat 128, que es la representació de 8 bits, al valor +27, 27 + 128 = 155 = 10011011.</text:p>
      <text:p text:style-name="P82"/>
      <text:p text:style-name="P83"><text:span text:style-name="T91">I en el cas de l’excés a2 en el -27 hem sumat 128 de nou la representació de 8 bits, al valor -27 + 128 = 101 = 01100101.</text:span></text:p>
      <text:p text:style-name="P57"/>
      <text:p text:style-name="P84"><text:span text:style-name="T92">2.</text:span><text:span text:style-name="T93">3</text:span><text:span text:style-name="T92">.</text:span><text:span text:style-name="T94"> </text:span><text:span text:style-name="T95">Completeu la següent taula. </text:span><text:span text:style-name="T89">Cal </text:span><text:span text:style-name="T96">que deixeu</text:span><text:span text:style-name="T89"> indicats tots els passos per a l'obtenció del resultat.</text:span></text:p>
      <text:p text:style-name="P85"/>
      <table:table table:name="Tabla3" table:style-name="Tabla3">
        <table:table-column table:style-name="Tabla3.A" table:number-columns-repeated="4"/>
        <table:table-row>
          <table:table-cell table:style-name="Tabla3.A1" office:value-type="string">
            <text:p text:style-name="P86">Decimal</text:p>
          </table:table-cell>
          <table:table-cell table:style-name="Tabla3.A1" office:value-type="string">
            <text:p text:style-name="P87">Binari</text:p>
          </table:table-cell>
          <table:table-cell table:style-name="Tabla3.A1" office:value-type="string">
            <text:p text:style-name="P87">Octal</text:p>
          </table:table-cell>
          <table:table-cell table:style-name="Tabla3.D1" office:value-type="string">
            <text:p text:style-name="P87">Hexadecimal</text:p>
          </table:table-cell>
        </table:table-row>
        <table:table-row>
          <table:table-cell table:style-name="Tabla3.A2" office:value-type="string">
            <text:p text:style-name="P88">171</text:p>
          </table:table-cell>
          <table:table-cell table:style-name="Tabla3.A2" office:value-type="string">
            <text:p text:style-name="P89">10101011</text:p>
          </table:table-cell>
          <table:table-cell table:style-name="Tabla3.A2" office:value-type="string">
            <text:p text:style-name="P90">125</text:p>
          </table:table-cell>
          <table:table-cell table:style-name="Tabla3.D2" office:value-type="string">
            <text:p text:style-name="P90">AB</text:p>
          </table:table-cell>
        </table:table-row>
        <table:table-row>
          <table:table-cell table:style-name="Tabla3.A2" office:value-type="string">
            <text:p text:style-name="P89">112</text:p>
          </table:table-cell>
          <table:table-cell table:style-name="Tabla3.A2" office:value-type="string">
            <text:p text:style-name="P91">1110000</text:p>
          </table:table-cell>
          <table:table-cell table:style-name="Tabla3.A2" office:value-type="string">
            <text:p text:style-name="P91">160</text:p>
          </table:table-cell>
          <table:table-cell table:style-name="Tabla3.D2" office:value-type="string">
            <text:p text:style-name="P91">70</text:p>
          </table:table-cell>
        </table:table-row>
        <table:table-row>
          <table:table-cell table:style-name="Tabla3.A2" office:value-type="string">
            <text:p text:style-name="P88">83</text:p>
          </table:table-cell>
          <table:table-cell table:style-name="Tabla3.A2" office:value-type="string">
            <text:p text:style-name="P90">1010011</text:p>
          </table:table-cell>
          <table:table-cell table:style-name="Tabla3.A2" office:value-type="string">
            <text:p text:style-name="P92">123</text:p>
          </table:table-cell>
          <table:table-cell table:style-name="Tabla3.D2" office:value-type="string">
            <text:p text:style-name="P90">53</text:p>
          </table:table-cell>
        </table:table-row>
        <table:table-row>
          <table:table-cell table:style-name="Tabla3.A2" office:value-type="string">
            <text:p text:style-name="P88">234</text:p>
          </table:table-cell>
          <table:table-cell table:style-name="Tabla3.A2" office:value-type="string">
            <text:p text:style-name="P90">11101010</text:p>
          </table:table-cell>
          <table:table-cell table:style-name="Tabla3.A2" office:value-type="string">
            <text:p text:style-name="P90">352</text:p>
          </table:table-cell>
          <table:table-cell table:style-name="Tabla3.D2" office:value-type="string">
            <text:p text:style-name="P92">EA</text:p>
          </table:table-cell>
        </table:table-row>
      </table:table>
      <text:p text:style-name="P93"/>
      <text:p text:style-name="P94"><text:span text:style-name="T97">P</text:span><text:span text:style-name="T98">assos per a l'obtenció del resultat:</text:span></text:p>
      <text:p text:style-name="P95"/>
      <text:p text:style-name="P96"/>
      <text:p text:style-name="P97"/>
      <text:p text:style-name="P97"/>
      <text:p text:style-name="P98"><text:span text:style-name="T99">Activitat</text:span><text:span text:style-name="T100"> </text:span><text:span text:style-name="T101">3</text:span><text:span text:style-name="T100">. </text:span><text:span text:style-name="T102">(</text:span><text:span text:style-name="T103">0,5</text:span><text:span text:style-name="T102"> punt</text:span><text:span text:style-name="T103">s</text:span><text:span text:style-name="T102">) </text:span><text:span text:style-name="T104">Mesura de la informació. </text:span></text:p>
      <text:p text:style-name="P99"/>
      <text:p text:style-name="P98"><text:span text:style-name="T105">3.1. </text:span><text:span text:style-name="T106">F</text:span><text:span text:style-name="T107">eu les següents transformacions justificant el càlcul</text:span><text:span text:style-name="T108">:</text:span></text:p>
      <text:p text:style-name="P100">a) Quants K<text:span text:style-name="T85">i</text:span>B <text:span text:style-name="T85">(kibibytes) </text:span>són 3 TB <text:span text:style-name="T85">(terabytes)</text:span>?</text:p>
      <text:p text:style-name="P101"><text:span text:style-name="T108">b) Quants MB </text:span><text:span text:style-name="T107">(megabytes)</text:span><text:span text:style-name="T108"> són 3.658.369.987 bits?</text:span></text:p>
      <text:p text:style-name="P101"><text:span text:style-name="T108">c) Quants Kbits </text:span><text:span text:style-name="T107">(kilobits)</text:span><text:span text:style-name="T108"> són 128 GB </text:span><text:span text:style-name="T107">(gigabytes)?</text:span></text:p>
      <text:p text:style-name="P102"/>
      <text:p text:style-name="P80"/>
      <text:p text:style-name="P103"/>
      <text:p text:style-name="P104"/>
      <text:p text:style-name="P105"><text:span text:style-name="T66">Activitat</text:span><text:span text:style-name="T40"> </text:span><text:span text:style-name="T109">4</text:span><text:span text:style-name="T40">. </text:span>(<text:span text:style-name="T42">0,5</text:span> punt<text:span text:style-name="T68">s</text:span>) <text:span text:style-name="T110">Classificació dels sistemes operatius.</text:span></text:p>
      <text:p text:style-name="P105"/>
      <text:p text:style-name="P106">Ompliu la taula següent tenint en compte les classificacions dels sistemes operatius.</text:p>
      <text:list text:style-name="L4">
        <text:list-item>
          <text:p text:style-name="P107">Segons el tipus de propòsit: General o Especial.</text:p>
        </text:list-item>
        <text:list-item>
          <text:p text:style-name="P107">Segons el nombre d’usuaris: Monousuari o multiusuari.</text:p>
        </text:list-item>
        <text:list-item>
          <text:p text:style-name="P107">Segons el nombre de tasques: Monotasca o multitasca.</text:p>
        </text:list-item>
        <text:list-item>
          <text:p text:style-name="P107">Segons el nombre de processadors: Monoprocessador o multiprocessador.</text:p>
        </text:list-item>
      </text:list>
      <text:p text:style-name="P106"/>
      <table:table table:name="Taula4" table:style-name="Taula4">
        <table:table-column table:style-name="Taula4.A" table:number-columns-repeated="4"/>
        <table:table-column table:style-name="Taula4.E"/>
        <table:table-column table:style-name="Taula4.F"/>
        <text:soft-page-break/>
        <table:table-row>
          <table:table-cell table:style-name="Taula4.A1" office:value-type="string">
            <text:p text:style-name="P108"/>
          </table:table-cell>
          <table:table-cell table:style-name="Taula4.B1" table:number-columns-spanned="5" office:value-type="string">
            <text:p text:style-name="P109">Classificació</text:p>
          </table:table-cell>
          <table:covered-table-cell/>
          <table:covered-table-cell/>
          <table:covered-table-cell/>
          <table:covered-table-cell/>
        </table:table-row>
        <table:table-row>
          <table:table-cell table:style-name="Taula4.A1" office:value-type="string">
            <text:p text:style-name="P108"/>
          </table:table-cell>
          <table:table-cell table:style-name="Taula4.B2" office:value-type="string">
            <text:p text:style-name="P110">Segons el tipus de propòsit</text:p>
          </table:table-cell>
          <table:table-cell table:style-name="Taula4.B2" office:value-type="string">
            <text:p text:style-name="P109">Segons nombre d’usuaris</text:p>
          </table:table-cell>
          <table:table-cell table:style-name="Taula4.B2" office:value-type="string">
            <text:p text:style-name="P111"><text:span text:style-name="T111">Segons nombre de tasques</text:span> </text:p>
          </table:table-cell>
          <table:table-cell table:style-name="Taula4.B2" office:value-type="string">
            <text:p text:style-name="P111"><text:span text:style-name="T111">Segons nombre de processadors</text:span> </text:p>
          </table:table-cell>
          <table:table-cell table:style-name="Taula4.F2" office:value-type="string">
            <text:p text:style-name="P110">Lliure o propietari</text:p>
          </table:table-cell>
        </table:table-row>
        <table:table-row>
          <table:table-cell table:style-name="Taula4.A3" office:value-type="string">
            <text:p text:style-name="P112">System 1 (Macintosh)</text:p>
          </table:table-cell>
          <table:table-cell table:style-name="Taula4.B2" office:value-type="string">
            <text:p text:style-name="P113"/>
          </table:table-cell>
          <table:table-cell table:style-name="Taula4.B2" office:value-type="string">
            <text:p text:style-name="P114"/>
          </table:table-cell>
          <table:table-cell table:style-name="Taula4.B2" office:value-type="string">
            <text:p text:style-name="P115"/>
          </table:table-cell>
          <table:table-cell table:style-name="Taula4.B2" office:value-type="string">
            <text:p text:style-name="P115"/>
          </table:table-cell>
          <table:table-cell table:style-name="Taula4.F2" office:value-type="string">
            <text:p text:style-name="P113"/>
          </table:table-cell>
        </table:table-row>
        <table:table-row>
          <table:table-cell table:style-name="Taula4.B2" office:value-type="string">
            <text:p text:style-name="P116">Windows 7</text:p>
          </table:table-cell>
          <table:table-cell table:style-name="Taula4.B2" office:value-type="string">
            <text:p text:style-name="P115"/>
          </table:table-cell>
          <table:table-cell table:style-name="Taula4.B2" office:value-type="string">
            <text:p text:style-name="P115"/>
          </table:table-cell>
          <table:table-cell table:style-name="Taula4.B2" office:value-type="string">
            <text:p text:style-name="P115"/>
          </table:table-cell>
          <table:table-cell table:style-name="Taula4.B2" office:value-type="string">
            <text:p text:style-name="P115"/>
          </table:table-cell>
          <table:table-cell table:style-name="Taula4.F2" office:value-type="string">
            <text:p text:style-name="P115"/>
          </table:table-cell>
        </table:table-row>
        <table:table-row>
          <table:table-cell table:style-name="Taula4.B2" office:value-type="string">
            <text:p text:style-name="P117"><text:span text:style-name="Strong_20_Emphasis"><text:span text:style-name="T112">Kali Linux 2024.4</text:span></text:span> </text:p>
          </table:table-cell>
          <table:table-cell table:style-name="Taula4.B2" office:value-type="string">
            <text:p text:style-name="P115"/>
          </table:table-cell>
          <table:table-cell table:style-name="Taula4.B2" office:value-type="string">
            <text:p text:style-name="P115"/>
          </table:table-cell>
          <table:table-cell table:style-name="Taula4.B2" office:value-type="string">
            <text:p text:style-name="P115"/>
          </table:table-cell>
          <table:table-cell table:style-name="Taula4.B2" office:value-type="string">
            <text:p text:style-name="P115"/>
          </table:table-cell>
          <table:table-cell table:style-name="Taula4.F2" office:value-type="string">
            <text:p text:style-name="P115"/>
          </table:table-cell>
        </table:table-row>
      </table:table>
      <text:p text:style-name="P118"/>
      <text:p text:style-name="P119"><text:span text:style-name="T62">Quin sistema operatiu feu servir al vostre ordinador? </text:span><text:span text:style-name="T113">Classifi</text:span><text:span text:style-name="T114">queu-lo </text:span><text:span text:style-name="T115">omplint la taula següent:</text:span></text:p>
      <text:p text:style-name="P120"/>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121"/>
          </table:table-cell>
          <table:table-cell table:style-name="Tabla4.B1" table:number-columns-spanned="5" office:value-type="string">
            <text:p text:style-name="P122">Classificació</text:p>
          </table:table-cell>
          <table:covered-table-cell/>
          <table:covered-table-cell/>
          <table:covered-table-cell/>
          <table:covered-table-cell/>
        </table:table-row>
        <table:table-row>
          <table:table-cell table:style-name="Tabla4.A1" office:value-type="string">
            <text:p text:style-name="P121"/>
          </table:table-cell>
          <table:table-cell table:style-name="Tabla4.B2" office:value-type="string">
            <text:p text:style-name="P123">Segons el tipus de propòsit</text:p>
          </table:table-cell>
          <table:table-cell table:style-name="Tabla4.B2" office:value-type="string">
            <text:p text:style-name="P122">Segons nombre d’usuaris</text:p>
          </table:table-cell>
          <table:table-cell table:style-name="Tabla4.B2" office:value-type="string">
            <text:p text:style-name="P124"><text:span text:style-name="T111">Segons nombre de tasques</text:span> </text:p>
          </table:table-cell>
          <table:table-cell table:style-name="Tabla4.B2" office:value-type="string">
            <text:p text:style-name="P124"><text:span text:style-name="T111">Segons nombre de processadors</text:span> </text:p>
          </table:table-cell>
          <table:table-cell table:style-name="Tabla4.F2" office:value-type="string">
            <text:p text:style-name="P123">Lliure o propietari</text:p>
          </table:table-cell>
        </table:table-row>
        <table:table-row>
          <table:table-cell table:style-name="Tabla4.A3" office:value-type="string">
            <text:p text:style-name="P117"/>
          </table:table-cell>
          <table:table-cell table:style-name="Tabla4.B2" office:value-type="string">
            <text:p text:style-name="P125"/>
          </table:table-cell>
          <table:table-cell table:style-name="Tabla4.B2" office:value-type="string">
            <text:p text:style-name="P126"/>
          </table:table-cell>
          <table:table-cell table:style-name="Tabla4.B2" office:value-type="string">
            <text:p text:style-name="P127"/>
          </table:table-cell>
          <table:table-cell table:style-name="Tabla4.B2" office:value-type="string">
            <text:p text:style-name="P127"/>
          </table:table-cell>
          <table:table-cell table:style-name="Tabla4.F2" office:value-type="string">
            <text:p text:style-name="P125"/>
          </table:table-cell>
        </table:table-row>
      </table:table>
      <text:p text:style-name="P128"/>
      <text:p text:style-name="P98"><text:span text:style-name="T116">Ac</text:span><text:span text:style-name="T117">tivitat</text:span><text:span text:style-name="T118"> 5. </text:span><text:span text:style-name="T119">(</text:span><text:span text:style-name="T120">0,</text:span><text:span text:style-name="T121">2</text:span><text:span text:style-name="T120">5</text:span><text:span text:style-name="T119"> punt</text:span><text:span text:style-name="T122">s</text:span><text:span text:style-name="T119">) </text:span><text:span text:style-name="T123">Ev</text:span><text:span text:style-name="T104">olució històrica. </text:span></text:p>
      <text:p text:style-name="P129"/>
      <text:p text:style-name="P98"><text:span text:style-name="T124">5.1. </text:span><text:span text:style-name="T125">Els sistemes operatius han evolucionat significativament al llarg del temps, adaptant-se a les necessitats dels usuaris i als avenços tecnològics. Quin considere</text:span><text:span text:style-name="T126">u</text:span><text:span text:style-name="T125"> que ha estat el </text:span><text:span text:style-name="T127">canvi</text:span><text:span text:style-name="T125"> més important en la seva evolució i per què?</text:span></text:p>
      <text:p text:style-name="P130"/>
      <text:p text:style-name="P131"/>
      <text:p text:style-name="P132"/>
      <text:p text:style-name="P132"/>
      <text:p text:style-name="P133"><text:span text:style-name="T128">Activitat</text:span><text:span text:style-name="T40"> </text:span><text:span text:style-name="T129">6</text:span><text:span text:style-name="T40">. </text:span>(<text:span text:style-name="T69">1</text:span> punt) <text:span text:style-name="T110">Funcions del sistema operatiu.</text:span></text:p>
      <text:p text:style-name="P133"/>
      <text:p text:style-name="P134"><text:span text:style-name="T130">6</text:span><text:span text:style-name="T43">.</text:span><text:span text:style-name="T131">1</text:span><text:span text:style-name="T43">. </text:span><text:bookmark text:name="docs-internal-guid-da65adf3-7fff-dcbf-c55e-e3577fc39c31"/><text:span text:style-name="T132">Descriviu breument quina és la missió del </text:span><text:span text:style-name="T133">sistema de fitxers</text:span><text:span text:style-name="T132">. Indiqueu quin sistema de fitxer utilitza el sistema operatiu que esteu fent servir. Investigueu on trobar aquest informació al vostre ordinador i adjunteu una captura de pantalla on es vegi el sistema de fitxers.</text:span></text:p>
      <text:p text:style-name="P135"/>
      <text:p text:style-name="P136"/>
      <text:p text:style-name="P137"/>
      <text:p text:style-name="P138"><text:span text:style-name="T130">6</text:span><text:span text:style-name="T43">.</text:span><text:span text:style-name="T131">2</text:span><text:span text:style-name="T43">. </text:span><text:span text:style-name="T134">E</text:span><text:span text:style-name="T53">xpliqueu en què consisteix la tècnica de la </text:span><text:span text:style-name="T54">memòria virtual</text:span><text:span text:style-name="T55"> </text:span><text:span text:style-name="T53">i quin és el seu objectiu principal. Investigueu on podeu veure la memòria virtual que està consumint el vostre ordinador i adjunteu una captura de pantalla on es vegi aquesta informació.</text:span> </text:p>
      <text:p text:style-name="P139"/>
      <text:p text:style-name="P136"/>
      <text:p text:style-name="P137"/>
      <text:p text:style-name="P140"><text:span text:style-name="T135">6</text:span><text:span text:style-name="T116">.</text:span><text:span text:style-name="T136">3</text:span><text:span text:style-name="T100">.</text:span><text:span text:style-name="T137"> </text:span><text:span text:style-name="T138">La </text:span><text:span text:style-name="T139">política de planificació</text:span><text:span text:style-name="T138"> Round Robin (RR) reparteix el temps de CPU entre els processos de manera equitativa. Quins avantatges i desavantatges té aquesta política </text:span><text:span text:style-name="T140">per processos llargs? Justifi</text:span><text:span text:style-name="T141">queu</text:span><text:span text:style-name="T140"> la </text:span><text:span text:style-name="T141">vostra</text:span><text:span text:style-name="T140"> resposta.</text:span></text:p>
      <text:p text:style-name="P141"/>
      <text:p text:style-name="P142"/>
      <text:p text:style-name="P143"/>
      <text:p text:style-name="P144"><text:span text:style-name="T130">6</text:span><text:span text:style-name="T43">.</text:span><text:span text:style-name="T131">4</text:span><text:span text:style-name="T43">.</text:span><text:span text:style-name="T83"> </text:span><text:span text:style-name="T142">Expliqueu </text:span><text:span text:style-name="T143">q</text:span><text:span text:style-name="T125">uè és un </text:span><text:span text:style-name="T127">controlador de dispositiu</text:span><text:span text:style-name="T125"> i quin és el seu paper en el funcionament d’un sistema operatiu. Identifiqueu un dispositiu d’entrada o sortida del vostre sistema, esbrineu quin controlador utilitza i mostreu-ne una captura de pantalla on es visualitzi aquesta informació.</text:span></text:p>
      <text:p text:style-name="P145"/>
      <text:p text:style-name="P146"><text:soft-page-break/></text:p>
      <text:p text:style-name="P147"/>
      <text:p text:style-name="P148"><text:span text:style-name="T144">6</text:span><text:span text:style-name="T145">.5.</text:span><text:span text:style-name="T146"> </text:span><text:span text:style-name="T147">En un model de </text:span><text:span text:style-name="T148">gestió de processos</text:span><text:span text:style-name="T149"> </text:span><text:span text:style-name="T147">de 5 estats, si un procés necessita llegir una informació del disc dur, però en aquest moment el disc es troba ocupat i el procés ha d’esperar, en quin estat es trobaria aquest procés? Raoneu la resposta.</text:span> </text:p>
      <text:p text:style-name="P149"/>
      <text:p text:style-name="P150"/>
      <text:p text:style-name="P151"/>
      <text:p text:style-name="P152"/>
      <text:h text:style-name="P153" text:outline-level="1">Segona part. Instal·lació i configuració de màquines virtuals <text:span text:style-name="T37">(</text:span><text:span text:style-name="T150">5</text:span><text:span text:style-name="T37"> punts)</text:span></text:h>
      <text:p text:style-name="P154"/>
      <text:p text:style-name="P155">Per fer les següents activitats, consulteu l’apartat dels materials:</text:p>
      <text:p text:style-name="P155"/>
      <text:p text:style-name="P156"><text:a xlink:type="simple" xlink:href="https://ioc.xtec.cat/materials/FP/Recursos/fp_smx_m02_/web/fp_smx_m02_htmlindex/WebContent/u1/a2/continguts.html" text:style-name="Internet_20_link" text:visited-style-name="Visited_20_Internet_20_Link">Configuració de màquines virtuals</text:a></text:p>
      <text:p text:style-name="P155"/>
      <text:p text:style-name="P157"><text:span text:style-name="T151">Activitat </text:span><text:span text:style-name="T152">7</text:span><text:span text:style-name="T153">. </text:span><text:span text:style-name="T154">(</text:span><text:span text:style-name="T155">0,75</text:span><text:span text:style-name="T154"> punt) </text:span><text:span text:style-name="T156">Instal·lació de VirtualBox i documentació del procés.</text:span></text:p>
      <text:p text:style-name="P158"/>
      <text:p text:style-name="P159"><text:span text:style-name="T157">7</text:span><text:span text:style-name="T158">.1.</text:span><text:span text:style-name="T159"> </text:span><text:span text:style-name="T154">Descarregueu i instal·leu al vostre ordinador la darrera versió del programari </text:span><text:span text:style-name="T160">VirtualBox</text:span><text:span text:style-name="T154"> </text:span><text:span text:style-name="T161">(a data d'avui és la </text:span><text:span text:style-name="T162">7.</text:span><text:span text:style-name="T163">1.6</text:span><text:span text:style-name="T161">) </text:span><text:span text:style-name="T154">que us permetrà crear màquines virtuals sobre la vostra pròpia màquina.</text:span> Haureu de baixar la versió corresponent al sistema operatiu (Linux, Windows, <text:span text:style-name="T164">mac</text:span>OS...) que tingueu instal·lat al vostre ordinador. Un cop baixat el programari escollit, instal·leu-lo i configureu-lo al vostre ordinador.</text:p>
      <text:list text:style-name="L5">
        <text:list-header>
          <text:p text:style-name="P160"/>
        </text:list-header>
      </text:list>
      <text:p text:style-name="P161">Documenteu de forma clara i concisa el <text:span text:style-name="T165">procés d'instal·lació</text:span> del programari (URL de descàrrega, versió escollida, passos d'instal·lació, etc.). A més a més d'explicar els passos, cal que adjunteu tres captures de pantalla per demostrar que heu fet el procés d'instal·lació al vostre ordinador.</text:p>
      <text:p text:style-name="P162"/>
      <text:p text:style-name="P163"/>
      <text:p text:style-name="P164"/>
      <text:p text:style-name="P164"/>
      <text:p text:style-name="P157"><text:span text:style-name="T166">Activitat</text:span><text:span text:style-name="T40"> </text:span><text:span text:style-name="T167">8</text:span><text:span text:style-name="T40">. </text:span>(<text:span text:style-name="T67">0,</text:span><text:span text:style-name="T168">7</text:span><text:span text:style-name="T67">5</text:span> punt) <text:span text:style-name="T169">Configuració de VirtualBox.</text:span></text:p>
      <text:p text:style-name="P157"/>
      <text:p text:style-name="P165"><text:span text:style-name="T170">8</text:span><text:span text:style-name="T49">.1.</text:span><text:span text:style-name="T171"> </text:span><text:span text:style-name="T172">Instal·leu el </text:span><text:span text:style-name="T173">VirtualBox Extension Pack </text:span><text:span text:style-name="T172">que us permetrà afegir algunes funcionalitats a les màquines virtuals. Podeu baixar aquesta extensió de la mateixa pàgina des d'on heu baixat VirtualBox. Adjunteu una captura de pantalla de la finestra de configuració d'extensions de VirtualBox on es vegi que heu afegit l’«extension pack» amb indicació del número de la darrera versió.</text:span></text:p>
      <text:p text:style-name="P166"/>
      <text:p text:style-name="P167"/>
      <text:p text:style-name="P168"/>
      <text:p text:style-name="P169"><text:span text:style-name="T170">8</text:span><text:span text:style-name="T49">.</text:span><text:span text:style-name="T170">2</text:span><text:span text:style-name="T174">.</text:span><text:span text:style-name="T49"> </text:span><text:span text:style-name="T175">I</text:span><text:span text:style-name="T171">ndiqueu quines funcionalitats aport</text:span><text:span text:style-name="T176">a el </text:span><text:span text:style-name="T177">VirtualBox Extension Pack</text:span><text:span text:style-name="T178"> </text:span><text:span text:style-name="T171">un cop instal·la</text:span><text:span text:style-name="T176">t a VirtualBox.</text:span></text:p>
      <text:p text:style-name="P170"/>
      <text:p text:style-name="P171"/>
      <text:p text:style-name="P172"/>
      <text:p text:style-name="P173"><text:span text:style-name="T170">8</text:span><text:span text:style-name="T49">.</text:span><text:span text:style-name="T179">3</text:span><text:span text:style-name="T174">.</text:span><text:span text:style-name="T51"> </text:span><text:span text:style-name="T180">Mostreu una captura de pantalla on es vegi a quina carpeta es </text:span><text:span text:style-name="T179">guarden</text:span><text:span text:style-name="T180"> les màquines virtuals de forma predeterminada.</text:span></text:p>
      <text:p text:style-name="P174"/>
      <text:p text:style-name="P175"/>
      <text:p text:style-name="P176"/>
      <text:p text:style-name="P172"/>
      <text:p text:style-name="P177"><text:span text:style-name="T166">Activitat</text:span><text:span text:style-name="T40"> </text:span><text:span text:style-name="T167">9</text:span><text:span text:style-name="T40">. </text:span>(<text:span text:style-name="T181">0,5</text:span> punt<text:span text:style-name="T150">s</text:span>) <text:span text:style-name="T182">Creació d’una màquina virtual sense sistema operatiu.</text:span></text:p>
      <text:p text:style-name="P154"/>
      <text:p text:style-name="P178"><text:span text:style-name="T183">9</text:span><text:span text:style-name="T184">.1. </text:span><text:span text:style-name="T185">Cerqueu els </text:span><text:span text:style-name="T186">requeriments de maquinari</text:span><text:span text:style-name="T185"> que calen per instal·lar </text:span><text:span text:style-name="T187">el</text:span><text:span text:style-name="T185"> sistema operatiu </text:span><text:span text:style-name="T188">Fedora Workstation</text:span><text:span text:style-name="T189"> </text:span><text:span text:style-name="T190">a la </text:span><text:span text:style-name="T191">seva </text:span><text:span text:style-name="T190">pàgina oficial </text:span><text:span text:style-name="T191">(</text:span><text:a xlink:type="simple" xlink:href="https://fedoraproject.org/es/" text:style-name="Internet_20_link" text:visited-style-name="Visited_20_Internet_20_Link"><text:span text:style-name="T191">https://fedoraproject.org/es/</text:span></text:a><text:span text:style-name="T191">), </text:span><text:span text:style-name="T188">no feu servir fonts d’informació diferents a la pàgina web indicada</text:span><text:span text:style-name="T190">.</text:span><text:span text:style-name="T185"> </text:span><text:span text:style-name="T190">Adjunteu una captura de pantalla on es vegi aquesta informació.</text:span></text:p>
      <text:p text:style-name="P162"/>
      <text:p text:style-name="P179"/>
      <text:p text:style-name="P164"><text:soft-page-break/></text:p>
      <text:p text:style-name="P180"><text:span text:style-name="T167">9</text:span><text:span text:style-name="T40">.2. </text:span>Tenint en compte els requeriments de l'apartat <text:span text:style-name="T192">anterior</text:span>, creeu una màquina virtual utilitzant el programari VirtualBox per a un futur sistema operatiu de tipus <text:span text:style-name="T193">Ubuntu 24.04</text:span>. Adjunteu una captura de pantalla per demostrar que heu fet la creació de la màquina virtual correctament i documenteu de forma clara i concisa el procés.</text:p>
      <text:p text:style-name="P181"/>
      <text:p text:style-name="P180"><text:span text:style-name="T194">Atenció!</text:span><text:span text:style-name="T195"> </text:span><text:span text:style-name="T196">En aquest exercici </text:span><text:span text:style-name="T197">no es demana</text:span><text:span text:style-name="T196"> que instal·leu el sistema operatiu </text:span><text:span text:style-name="T198">Ubuntu</text:span><text:span text:style-name="T196">, només es demana que creeu la màquina virtual que l'haurà de suportar. </text:span></text:p>
      <text:p text:style-name="P162"/>
      <text:p text:style-name="P163"/>
      <text:p text:style-name="P182"/>
      <text:p text:style-name="P183"/>
      <text:p text:style-name="P184"><text:span text:style-name="T199">Activitat</text:span><text:span text:style-name="T43"> </text:span><text:span text:style-name="T200">1</text:span><text:span text:style-name="T201">0</text:span><text:span text:style-name="T43">. </text:span><text:span text:style-name="T202">(</text:span><text:span text:style-name="T203">1,</text:span><text:span text:style-name="T204">5</text:span><text:span text:style-name="T202"> punt</text:span><text:span text:style-name="T204">s</text:span><text:span text:style-name="T202">) </text:span><text:span text:style-name="T205">Configuració de </text:span><text:span text:style-name="T206">la màquina virtual</text:span><text:span text:style-name="T205">.</text:span></text:p>
      <text:p text:style-name="P185"/>
      <text:p text:style-name="P186"><text:bookmark text:name="docs-internal-guid-16e2fce3-7fff-d85e-08e2-5c64b7bab9ae"/><text:span text:style-name="T148">10.1. </text:span><text:span text:style-name="T147">Creeu un filtre per obrir tots els </text:span><text:span text:style-name="T148">USB</text:span><text:span text:style-name="T149"> </text:span><text:span text:style-name="T147">que es connectin a la màquina real de forma que es puguin fer servir des de la màquina virtual </text:span><text:span text:style-name="T207">creada.</text:span></text:p>
      <text:p text:style-name="P187"/>
      <text:p text:style-name="P188"/>
      <text:p text:style-name="P189"/>
      <text:p text:style-name="P190"><text:bookmark text:name="docs-internal-guid-34f698ce-7fff-2f6e-1a64-7d064d48eacc"/><text:span text:style-name="T148">10.2. </text:span><text:span text:style-name="T147">Habiliteu el </text:span><text:span text:style-name="T148">porta-retalls compatit </text:span><text:span text:style-name="T147">i la funció d’</text:span><text:span text:style-name="T148">arrossegar i deixar anar</text:span><text:span text:style-name="T149"> </text:span><text:span text:style-name="T147">a la màquina virtual creada al punt anterior. Documenteu de forma clara i concisa el procés adjuntant una captura de pantalla.</text:span> </text:p>
      <text:p text:style-name="P187"/>
      <text:p text:style-name="P188"/>
      <text:p text:style-name="P189"/>
      <text:p text:style-name="P191"><text:span text:style-name="T208">1</text:span><text:span text:style-name="T170">0</text:span><text:span text:style-name="T49">.</text:span><text:span text:style-name="T208">3</text:span><text:span text:style-name="T49">. </text:span><text:span text:style-name="T206">Accediu a la configuració de xarxa de la màquina virtual i </text:span><text:span text:style-name="T209">canvieu el tipus de connexió a </text:span><text:span text:style-name="T210">Xarxa NAT</text:span><text:span text:style-name="T209">. Necessitareu crear la xarxa NAT a VirtualBox. Mostr</text:span><text:span text:style-name="T211">eu</text:span><text:span text:style-name="T209"> una captura de pantalla </text:span><text:span text:style-name="T211">representativa. </text:span><text:span text:style-name="T212">Quina diferència hi ha entre fer servir </text:span><text:span text:style-name="T213">NAT</text:span><text:span text:style-name="T212"> </text:span><text:span text:style-name="T214">i</text:span><text:span text:style-name="T212"> </text:span><text:span text:style-name="T213">Xarxa NAT</text:span><text:span text:style-name="T212">?</text:span></text:p>
      <text:p text:style-name="P192"/>
      <text:p text:style-name="P188"/>
      <text:p text:style-name="P189"/>
      <text:p text:style-name="P193"><text:span text:style-name="T208">1</text:span><text:span text:style-name="T170">0</text:span><text:span text:style-name="T49">.</text:span><text:span text:style-name="T215">4</text:span><text:span text:style-name="T49">. </text:span><text:span text:style-name="T216">Quin tipus de </text:span><text:span text:style-name="T217">controlador d’emmagatzematge</text:span><text:span text:style-name="T216"> (IDE, SATA, SCSI) té la vostra màquina virtual? Adjunteu una captura de pantalla on es vegi aquesta informació. Es pot modificar?</text:span></text:p>
      <text:p text:style-name="P194"/>
      <text:p text:style-name="P195"/>
      <text:p text:style-name="P196"/>
      <text:p text:style-name="P197"><text:span text:style-name="T208">1</text:span><text:span text:style-name="T170">0</text:span><text:span text:style-name="T49">.</text:span><text:span text:style-name="T218">5</text:span><text:span text:style-name="T49">. </text:span><text:span text:style-name="T209">La portabilitat d'una màquina virtual permet que aquesta pugui funcionar en diferents entorns de virtualització (Oracle VirtualBox, VMWare, etc). L'estàndard que ho permet és Open Virtualization Format, mitjançant aquest es crea un fitxer amb extensió .ovf o .ova amb la màquina virtual en qüestió.</text:span></text:p>
      <text:p text:style-name="P198"/>
      <text:p text:style-name="P199"><text:span text:style-name="T219">Exporteu</text:span><text:span text:style-name="T220"> la vostra màquina virtual </text:span><text:span text:style-name="T221">generant aquest arxiu <text:s/>amb extensió .</text:span><text:span text:style-name="T222">ova</text:span><text:span text:style-name="T221">.</text:span> </text:p>
      <text:p text:style-name="P200"/>
      <text:p text:style-name="P201"/>
      <text:p text:style-name="P202"/>
      <text:p text:style-name="P202"/>
      <text:p text:style-name="P203"><text:span text:style-name="T223">Activitat</text:span><text:span text:style-name="T100"> </text:span><text:span text:style-name="T135">1</text:span><text:span text:style-name="T224">1</text:span><text:span text:style-name="T100">. </text:span><text:span text:style-name="T102">(</text:span><text:span text:style-name="T225">1,</text:span><text:span text:style-name="T204">5</text:span><text:span text:style-name="T102"> punt</text:span><text:span text:style-name="T226">s</text:span><text:span text:style-name="T102">) </text:span><text:span text:style-name="T227">Instal·lació </text:span><text:span text:style-name="T228">i funcionament </text:span><text:span text:style-name="T227">de </text:span><text:span text:style-name="T229">Vagrant</text:span><text:span text:style-name="T227">.</text:span></text:p>
      <text:p text:style-name="P204"/>
      <text:p text:style-name="P205"><text:span text:style-name="T230">11.1. </text:span><text:span text:style-name="T231">Utilitzeu aquest enllaç (</text:span><text:a xlink:type="simple" xlink:href="https://www.vagrantup.com/downloads" text:style-name="Internet_20_link" text:visited-style-name="Visited_20_Internet_20_Link"><text:span text:style-name="T232">https://www.vagrantup.com/downloads</text:span></text:a><text:span text:style-name="T231">) per instal·lar </text:span><text:span text:style-name="T233">Vagrant</text:span><text:span text:style-name="T231"> al vostre ordinador. Documenteu de forma clara i concisa el procés d'instal·lació del programari (URL de descàrrega, versió escollida, passos d'instal·lació, etc.). A més a més d'explicar els passos, cal que adjunteu tres captures de pantalla per demostrar que heu fet el procés d'instal·lació al vostre ordinador.</text:span></text:p>
      <text:p text:style-name="P206"/>
      <text:p text:style-name="P207"/>
      <text:p text:style-name="P208"/>
      <text:p text:style-name="P205"><text:soft-page-break/><text:span text:style-name="T230">11.2.</text:span><text:span text:style-name="T231"> Aneu a</text:span><text:span text:style-name="T234">l repositori de caixes de Vagrant</text:span><text:span text:style-name="T231"> (</text:span><text:a xlink:type="simple" xlink:href="https://portal.cloud.hashicorp.com/vagrant/discover" text:style-name="Internet_20_link" text:visited-style-name="Visited_20_Internet_20_Link"><text:span text:style-name="T232">https://portal.cloud.hashicorp.com/vagrant/discover</text:span></text:a><text:span text:style-name="T231">) i mireu les </text:span><text:span text:style-name="T233">caixes</text:span><text:span text:style-name="T231"> que es troben disponibles per la seva descàrrega. Trieu la </text:span><text:span text:style-name="T234">caixa</text:span><text:span text:style-name="T231"> «ubuntu/trusty64» i llegiu les seves característiques </text:span><text:span text:style-name="T235">i les instruccions</text:span><text:span text:style-name="T231">. Mostreu una captura de pantalla d’aquesta imatge.</text:span></text:p>
      <text:p text:style-name="P209"/>
      <text:p text:style-name="P210"/>
      <text:p text:style-name="P211"/>
      <text:p text:style-name="P212"><text:span text:style-name="T236">11.</text:span><text:span text:style-name="T237">3</text:span><text:span text:style-name="T236">.</text:span><text:span text:style-name="T227"> </text:span><text:span text:style-name="T238">Creeu </text:span><text:span text:style-name="T229">una carpeta anomenada Ubuntu </text:span><text:span text:style-name="T238">al vostre sistema operatiu</text:span><text:span text:style-name="T229">. </text:span><text:span text:style-name="T227">Obriu un terminal, símbol del sistema o Powershell, segons el vostre sistema operatiu, </text:span><text:span text:style-name="T238">entreu dins la carpeta</text:span><text:span text:style-name="T227"> i </text:span><text:span text:style-name="T229">executeu les següents ordres:</text:span></text:p>
      <text:p text:style-name="P213"/>
      <text:p text:style-name="P214">vagrant box add ubuntu/trusty64</text:p>
      <text:list text:style-name="L6">
        <text:list-item>
          <text:p text:style-name="P215">Aquesta ordre afegeix una "caixa" (box) al sistema local. Les caixes són plantilles preconfigurades que Vagrant utilitza per crear màquines virtuals. En aquest cas, s'està afegint la caixa amb el nom "ubuntu/trusty64". Aquesta caixa conté una imatge de<text:span text:style-name="T239">l</text:span> sistema Ubuntu Server 14.04 LTS que serà utilitzada per crear la màquina virtual amb Vagrant.</text:p>
          <text:p text:style-name="P215"/>
        </text:list-item>
      </text:list>
      <text:p text:style-name="P214">vagrant init ubuntu/trusty64</text:p>
      <text:list text:style-name="L7">
        <text:list-item>
          <text:p text:style-name="P216">Aquesta ordre crea un nou fitxer de configuració de Vagrant anomenat Vagrantfile al directori actual. Aquest fitxer Vagrantfile conté la configuració de com Vagrant ha de crear i configurar la màquina virtual. El fitxer Vagrantfile es crea amb la configuració bàsica per utilitzar la caixa ubuntu/trusty64.</text:p>
          <text:p text:style-name="P216"/>
        </text:list-item>
      </text:list>
      <text:p text:style-name="P217">vagrant up</text:p>
      <text:list text:style-name="L8">
        <text:list-item>
          <text:p text:style-name="P218">Aquesta ordre crea i inicia la màquina virtual segons la configuració que s'especifica al fitxer Vagrantfile.</text:p>
        </text:list-item>
      </text:list>
      <text:p text:style-name="P213"/>
      <text:p text:style-name="P219">Mostreu una captura de pantalla amb el resultat de les <text:span text:style-name="T240">tres</text:span> ordes.</text:p>
      <text:p text:style-name="P209"/>
      <text:p text:style-name="P210"/>
      <text:p text:style-name="P220"/>
      <text:p text:style-name="P221">11.4. <text:span text:style-name="T241">Mostreu una captura de pantalla amb la màquina executant-se a VirtualBox. Us demanarà un usuari i contrasenya, ambdós són vagrant.</text:span></text:p>
      <text:p text:style-name="P206"/>
      <text:p text:style-name="P222"/>
      <text:p text:style-name="P223"/>
      <text:p text:style-name="P224"><text:span text:style-name="T236">11.</text:span><text:span text:style-name="T242">5</text:span><text:span text:style-name="T236">.</text:span><text:span text:style-name="T227"> </text:span><text:span text:style-name="T243">Al mateix </text:span><text:span text:style-name="T227">terminal, símbol del sistema o Powershell </text:span><text:span text:style-name="T243">que heu fet servir abans</text:span><text:span text:style-name="T227"> </text:span><text:span text:style-name="T229">executeu les següents ordres:</text:span></text:p>
      <text:p text:style-name="P225"/>
      <text:p text:style-name="P226">vagrant halt</text:p>
      <text:list text:style-name="L9">
        <text:list-item>
          <text:p text:style-name="P227">Aquesta ordre s’utilitza per aturar la màquina virtual gestionada per Vagrant de forma segura.</text:p>
        </text:list-item>
      </text:list>
      <text:p text:style-name="P228"/>
      <text:p text:style-name="P229">vagrant destroy</text:p>
      <text:list text:style-name="L10">
        <text:list-item>
          <text:p text:style-name="P230">Aquesta ordre s’utilitza per eliminar completament una màquina virtual creada i gestionada per Vagrant. </text:p>
        </text:list-item>
      </text:list>
      <text:p text:style-name="P228"/>
      <text:p text:style-name="P229">vagrant box list</text:p>
      <text:list text:style-name="L11">
        <text:list-item>
          <text:p text:style-name="P231">Aquesta ordre mostra una llista de totes les caixes que estan descarregades al sistema i estan disponibles pel seu ús.</text:p>
        </text:list-item>
      </text:list>
      <text:p text:style-name="P228"/>
      <text:p text:style-name="P229">vagrant box remove <text:span text:style-name="T244">ubuntu/trusty64</text:span></text:p>
      <text:list text:style-name="L12">
        <text:list-item>
          <text:p text:style-name="P232"><text:span text:style-name="T243">Aquesta ordre s'utilitza per eliminar una caixa específica. En aquest cas, l'argument "</text:span><text:span text:style-name="T229">ubuntu/trusty64</text:span><text:span text:style-name="T243">" és el nom de la caixa que s’eliminarà. Quan s’elimina una caixa amb aquesta ordre, s'esborren tots els fitxers associats amb aquesta caixa del sistema local, incloent les imatges de màquina virtual descarregades. És una manera de lliurar espai en disc dur quan ja no necessites una caixa determinada.</text:span></text:p>
        </text:list-item>
      </text:list>
      <text:p text:style-name="P225"/>
      <text:p text:style-name="P225">Mostreu una captura de pantalla amb el resultat de les <text:span text:style-name="T240">quatre</text:span> ordes.</text:p>
      <text:p text:style-name="P206"><text:soft-page-break/></text:p>
      <text:p text:style-name="P210"/>
      <text:p text:style-name="P2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s" fo:country="ES"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ListLabel_20_1" style:display-name="ListLabel 1" style:family="text">
      <style:text-properties style:font-name="Calibri" fo:font-family="Calibri" style:font-family-generic="roman" style:font-pitch="variable" fo:font-size="20pt"/>
    </style:style>
    <style:style style:name="Default_20_Paragraph_20_Font" style:display-name="Default Paragraph Font" style:family="text"/>
    <style:style style:name="ListLabel_20_2" style:display-name="ListLabel 2" style:family="text">
      <style:text-properties style:font-name="Arial2" fo:font-family="Arial" style:font-family-generic="swiss" style:font-pitch="variable" fo:font-size="10pt" fo:font-weight="normal" style:font-size-asian="10pt" style:font-weight-asian="normal" style:font-name-complex="0" style:font-family-complex="0" style:font-family-generic-complex="system" style:font-pitch-complex="variable" style:font-size-complex="10pt" style:font-weight-complex="normal"/>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text:bullet-char=" ">
        <style:list-level-properties text:list-level-position-and-space-mode="label-alignment">
          <style:list-level-label-alignment text:label-followed-by="listtab"/>
        </style:list-level-properties>
        <style:text-properties fo:font-family="Calibri"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Footnote">
      <style:paragraph-properties fo:text-align="center" style:justify-single-word="false" style:snap-to-layout-grid="false"/>
      <style:text-properties style:use-window-font-color="true" loext:opacity="0%" style:font-name="Arial2" fo:font-size="8pt" fo:language="ca" fo:country="ES" officeooo:rsid="00b41e60" officeooo:paragraph-rsid="00b41e60" style:font-name-asian="Times New Roman" style:font-size-asian="8pt" style:font-name-complex="Times New Roman" style:font-size-complex="10pt" style:language-complex="ar" style:country-complex="SA"/>
    </style:style>
    <style:style style:name="MP10" style:family="paragraph" style:parent-style-name="Standard">
      <style:text-properties fo:color="#808080" loext:opacity="100%" style:font-name="Arial2" fo:font-size="7pt" fo:language="ca" fo:country="ES" fo:font-weight="bold" officeooo:paragraph-rsid="00a4da0b" style:font-size-asian="7pt" style:font-weight-asian="bold" style:font-name-complex="Arial2" style:font-size-complex="7pt"/>
    </style:style>
    <style:style style:name="MP11"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2"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15"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6" style:family="paragraph" style:parent-style-name="Header">
      <style:paragraph-properties fo:text-align="center" style:justify-single-word="false" style:snap-to-layout-grid="false"/>
    </style:style>
    <style:style style:name="MP17" style:family="paragraph" style:parent-style-name="Footnote">
      <style:paragraph-properties fo:text-align="center" style:justify-single-word="false" style:snap-to-layout-grid="false"/>
      <style:text-properties officeooo:paragraph-rsid="00b41e60"/>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style:font-name="Arial2" fo:font-size="8pt" style:font-size-asian="8pt" style:font-name-complex="Arial2" style:font-size-complex="8pt"/>
    </style:style>
    <style:style style:name="MT5" style:family="text">
      <style:text-properties officeooo:rsid="010b3028"/>
    </style:style>
    <style:style style:name="MT6" style:family="text">
      <style:text-properties officeooo:rsid="00c15127"/>
    </style:style>
    <style:style style:name="MT7" style:family="text">
      <style:text-properties officeooo:rsid="003cfb4f"/>
    </style:style>
    <style:style style:name="MT8" style:family="text">
      <style:text-properties style:font-name="Arial" fo:font-size="8pt" fo:language="ca" fo:country="ES" officeooo:rsid="002c66e3" fo:background-color="transparent" loext:char-shading-value="0" style:font-size-asian="8pt"/>
    </style:style>
    <style:style style:name="MT9" style:family="text">
      <style:text-properties style:font-name="Arial" fo:font-size="8pt" fo:language="ca" fo:country="ES" officeooo:rsid="00e69d91" fo:background-color="transparent" loext:char-shading-value="0" style:font-size-asian="8pt"/>
    </style:style>
    <style:style style:name="MT10" style:family="text">
      <style:text-properties style:font-name="Arial" fo:font-size="8pt" fo:language="ca" fo:country="ES" fo:background-color="transparent" loext:char-shading-value="0" style:font-size-asian="8pt"/>
    </style:style>
    <style:style style:name="MT11" style:family="text">
      <style:text-properties style:font-name="Arial" fo:font-size="8pt" fo:language="ca" fo:country="ES" officeooo:rsid="003cfb4f" fo:background-color="transparent" loext:char-shading-value="0" style:font-size-asian="8pt"/>
    </style:style>
    <style:style style:name="MT12" style:family="text">
      <style:text-properties style:use-window-font-color="true" loext:opacity="0%" style:font-name="Arial" fo:font-size="8pt" fo:language="ca" fo:country="ES" officeooo:rsid="00c15127"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 fo:font-size="8pt" fo:language="ca" fo:country="ES" officeooo:rsid="00e69d91"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style:use-window-font-color="true" loext:opacity="0%" style:font-name="Arial" fo:font-size="8pt" fo:language="ca" fo:country="ES" officeooo:rsid="010b3028"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style:use-window-font-color="true" loext:opacity="0%" style:font-name="Arial2" fo:font-size="8pt" fo:language="ca" fo:country="ES" officeooo:rsid="008d3f5f" style:font-name-asian="Times New Roman" style:font-size-asian="8pt" style:font-name-complex="Times New Roman" style:font-size-complex="10pt" style:language-complex="ar" style:country-complex="SA"/>
    </style:style>
    <style:style style:name="MT16" style:family="text">
      <style:text-properties style:use-window-font-color="true" loext:opacity="0%" style:font-name="Arial2" fo:font-size="8pt" fo:language="ca" fo:country="ES" officeooo:rsid="010b3028" style:font-name-asian="Times New Roman" style:font-size-asian="8pt" style:font-name-complex="Times New Roman" style:font-size-complex="10pt" style:language-complex="ar" style:country-complex="SA"/>
    </style:style>
    <style:style style:name="MT17" style:family="text">
      <style:text-properties style:use-window-font-color="true" loext:opacity="0%" style:font-name="Arial2" fo:font-size="8pt" fo:language="ca" fo:country="ES" officeooo:rsid="00c15127" style:font-name-asian="Times New Roman" style:font-size-asian="8pt" style:font-name-complex="Times New Roman" style:font-size-complex="10pt" style:language-complex="ar" style:country-complex="SA"/>
    </style:style>
    <style:style style:name="MT18" style:family="text">
      <style:text-properties style:use-window-font-color="true" loext:opacity="0%" style:font-name="Arial2" fo:font-size="8pt" fo:language="ca" fo:country="ES" officeooo:rsid="00b41e6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4"><draw:frame draw:style-name="Mfr1" draw:name="Imatges1" text:anchor-type="paragraph" svg:x="0.677cm" svg:y="0.159cm" svg:width="1.924cm" svg:height="1.607cm" draw:z-index="9"><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1</text:p>
            </table:table-cell>
            <table:table-cell table:style-name="Taula1.D1" office:value-type="string" table:protected="true">
              <text:p text:style-name="MP7"><text:span text:style-name="MT3">Pàgina </text:span><text:span text:style-name="MT4"><text:page-number text:select-page="current">9</text:page-number></text:span><text:span text:style-name="Page_20_Number"><text:span text:style-name="MT4"><text:s/>de </text:span></text:span><text:span text:style-name="MT4"><text:page-count style:num-format="1">9</text:page-count></text:span></text:p>
            </table:table-cell>
          </table:table-row>
          <table:table-row table:style-name="Taula1.2">
            <table:covered-table-cell table:style-name="Taula1.A1"/>
            <table:table-cell table:style-name="Taula1.A1" office:value-type="string" table:protected="true">
              <text:p text:style-name="MP8">Versió: 02</text:p>
            </table:table-cell>
            <table:table-cell table:style-name="Taula1.A1" office:value-type="string">
              <text:p text:style-name="MP6">SMX_0222_EAC1_Enunciat_2425S<text:span text:style-name="MT5">2</text:span></text:p>
            </table:table-cell>
            <table:table-cell table:style-name="Taula1.D1" office:value-type="string">
              <text:p text:style-name="MP4">Lliurament:</text:p>
              <text:p text:style-name="MP9"><text:span text:style-name="MT6">1</text:span><text:span text:style-name="MT5">7</text:span><text:span text:style-name="MT6">/</text:span><text:span text:style-name="MT5">03</text:span>/202<text:span text:style-name="MT5">5</text:span></text:p>
            </table:table-cell>
          </table:table-row>
        </table:table>
        <text:p text:style-name="MP10"/>
      </style:footer>
    </style:master-page>
    <style:master-page style:name="First_20_Page" style:display-name="First Page" style:page-layout-name="Mpm1" draw:style-name="Mdp1" style:next-style-name="Standard">
      <style:header>
        <text:p text:style-name="MP11"><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0A28EF5B.png" xlink:type="simple" xlink:show="embed" xlink:actuate="onLoad" draw:mime-type="image/png"/></draw:frame>Generalitat de Catalunya </text:p>
        <text:p text:style-name="MP12">Departament d’E<text:span text:style-name="MT7">ducació</text:span></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draw:frame draw:style-name="Mfr1" draw:name="gràfic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D1" office:value-type="string" table:protected="true">
              <text:p text:style-name="MP7"><text:span text:style-name="MT3">Pàgina </text:span><text:span text:style-name="MT4"><text:page-number text:select-page="current">1</text:page-number></text:span><text:span text:style-name="Page_20_Number"><text:span text:style-name="MT4"><text:s/>de </text:span></text:span><text:span text:style-name="MT4"><text:page-count style:num-format="1">9</text:page-count></text:span></text:p>
            </table:table-cell>
          </table:table-row>
          <table:table-row table:style-name="Taula3.2">
            <table:covered-table-cell table:style-name="Taula3.A1"/>
            <table:table-cell table:style-name="Taula3.A1" office:value-type="string" table:protected="true">
              <text:p text:style-name="MP8">Versió: 02</text:p>
            </table:table-cell>
            <table:table-cell table:style-name="Taula3.A1" office:value-type="string">
              <text:p text:style-name="MP16"><text:span text:style-name="MT8">SMX_</text:span><text:span text:style-name="MT9">0222</text:span><text:span text:style-name="MT10">_EAC1_Enunciat_</text:span><text:span text:style-name="MT11">2</text:span><text:span text:style-name="MT9">4</text:span><text:span text:style-name="MT12">2</text:span><text:span text:style-name="MT13">5</text:span><text:span text:style-name="MT12">S</text:span><text:span text:style-name="MT14">2</text:span></text:p>
            </table:table-cell>
            <table:table-cell table:style-name="Taula3.D1" office:value-type="string">
              <text:p text:style-name="MP4">Lliurament:</text:p>
              <text:p text:style-name="MP17"><text:span text:style-name="MT15">1</text:span><text:span text:style-name="MT16">7</text:span><text:span text:style-name="MT17">/</text:span><text:span text:style-name="MT16">03</text:span><text:span text:style-name="MT18">/202</text:span><text:span text:style-name="MT16">5</text:span></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meta:initial-creator>Pilar Bertrans</meta:initial-creator>
    <meta:creation-date>2011-07-26T20:32:45.57</meta:creation-date>
    <dc:language>es-ES</dc:language>
    <meta:editing-cycles>317</meta:editing-cycles>
    <meta:editing-duration>P1DT12H9M12S</meta:editing-duration>
    <dc:date>2025-02-25T16:09:41.540039700</dc:date>
    <meta:document-statistic meta:table-count="8" meta:image-count="3" meta:object-count="0" meta:page-count="9" meta:paragraph-count="224" meta:word-count="2841" meta:character-count="18199" meta:non-whitespace-character-count="15585"/>
    <meta:user-defined meta:name="Info 1"/>
    <meta:user-defined meta:name="Info 2"/>
    <meta:user-defined meta:name="Info 3"/>
    <meta:user-defined meta:name="Info 4"/>
  </office:meta>
</office:document-meta>
</file>